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2">
      <style:table-cell-properties fo:border="0.06pt solid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40p" table:style-name="ta1">
        <table:shapes>
          <draw:frame draw:z-index="0" draw:style-name="gr1" draw:text-style-name="P1" svg:width="159.86mm" svg:height="90.05mm" svg:x="175.53mm" svg:y="5.31mm">
            <draw:object draw:notify-on-update-of-ranges="240p.F2:240p.F2 240p.E2:240p.E2 240p.G2:240p.G2 240p.F3:240p.F3 240p.E3:240p.E3 240p.G3:240p.G3 240p.F4:240p.F4 240p.E4:240p.E4 240p.G4:240p.G4 240p.F5:240p.F5 240p.E5:240p.E5 240p.G5:240p.G5 240p.F6:240p.F6 240p.E6:240p.E6 240p.G6:240p.G6 240p.F7:240p.F7 240p.E7:240p.E7 240p.G7:240p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qfree_240p_120f</text:p>
          </table:table-cell>
          <table:table-cell table:number-columns-repeated="3"/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3"/>
          <table:table-cell table:style-name="ce2" table:formula="of:=[.A1]" office:value-type="string" office:string-value="bqfree_240p_120f" calcext:value-type="string">
            <text:p>bqfree_240p_120f</text:p>
          </table:table-cell>
          <table:table-cell table:style-name="ce3" table:formula="of:=AVERAGE([.B3];[.B5])" office:value-type="float" office:value="105.472" calcext:value-type="float">
            <text:p>105,47</text:p>
          </table:table-cell>
          <table:table-cell table:style-name="ce3" table:formula="of:=AVERAGE([.B4];[.B6])" office:value-type="float" office:value="11.824" calcext:value-type="float">
            <text:p>11,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110.461" calcext:value-type="float">
            <text:p>110,461</text:p>
          </table:table-cell>
          <table:table-cell table:number-columns-repeated="2"/>
          <table:table-cell table:style-name="ce2" table:formula="of:=[.A7]" office:value-type="string" office:string-value="bqhighway_240p_120f" calcext:value-type="string">
            <text:p>bqhighway_240p_120f</text:p>
          </table:table-cell>
          <table:table-cell table:style-name="ce3" table:formula="of:=AVERAGE([.B9];[.B11])" office:value-type="float" office:value="122.254" calcext:value-type="float">
            <text:p>122,25</text:p>
          </table:table-cell>
          <table:table-cell table:style-name="ce3" table:formula="of:=AVERAGE([.B10];[.B12])" office:value-type="float" office:value="8.07735" calcext:value-type="float">
            <text:p>8,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23.648" calcext:value-type="float">
            <text:p>23,648</text:p>
          </table:table-cell>
          <table:table-cell table:number-columns-repeated="2"/>
          <table:table-cell table:style-name="ce2" table:formula="of:=[.A13]" office:value-type="string" office:string-value="bqzoom_240p_120f" calcext:value-type="string">
            <text:p>bqzoom_240p_120f</text:p>
          </table:table-cell>
          <table:table-cell table:style-name="ce3" table:formula="of:=AVERAGE([.B15];[.B17])" office:value-type="float" office:value="89.11505" calcext:value-type="float">
            <text:p>89,12</text:p>
          </table:table-cell>
          <table:table-cell table:style-name="ce3" table:formula="of:=AVERAGE([.B16];[.B18])" office:value-type="float" office:value="11.11725" calcext:value-type="float">
            <text:p>11,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100.483" calcext:value-type="float">
            <text:p>100,483</text:p>
          </table:table-cell>
          <table:table-cell table:number-columns-repeated="2"/>
          <table:table-cell table:style-name="ce2" table:formula="of:=[.A19]" office:value-type="string" office:string-value="chairlift_240p_120f" calcext:value-type="string">
            <text:p>chairlift_240p_120f</text:p>
          </table:table-cell>
          <table:table-cell table:style-name="ce3" table:formula="of:=AVERAGE([.B21];[.B23])" office:value-type="float" office:value="73.5669" calcext:value-type="float">
            <text:p>73,57</text:p>
          </table:table-cell>
          <table:table-cell table:style-name="ce3" table:formula="of:=AVERAGE([.B22];[.B24])" office:value-type="float" office:value="8.010875" calcext:value-type="float">
            <text:p>8,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table:formula="of:=[.A25]" office:value-type="string" office:string-value="dirtbike_240p_120f" calcext:value-type="string">
            <text:p>dirtbike_240p_120f</text:p>
          </table:table-cell>
          <table:table-cell table:style-name="ce3" table:formula="of:=AVERAGE([.B27];[.B29])" office:value-type="float" office:value="62.3779" calcext:value-type="float">
            <text:p>62,38</text:p>
          </table:table-cell>
          <table:table-cell table:style-name="ce3" table:formula="of:=AVERAGE([.B28];[.B30])" office:value-type="float" office:value="4.357075" calcext:value-type="float">
            <text:p>4,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qhighway_240p_120f</text:p>
          </table:table-cell>
          <table:table-cell table:number-columns-repeated="3"/>
          <table:table-cell table:style-name="ce2" table:formula="of:=[.A31]" office:value-type="string" office:string-value="mozzoom_240p_120f" calcext:value-type="string">
            <text:p>mozzoom_240p_120f</text:p>
          </table:table-cell>
          <table:table-cell table:style-name="ce3" table:formula="of:=AVERAGE([.B33];[.B35])" office:value-type="float" office:value="81.40995" calcext:value-type="float">
            <text:p>81,41</text:p>
          </table:table-cell>
          <table:table-cell table:style-name="ce3" table:formula="of:=AVERAGE([.B34];[.B36])" office:value-type="float" office:value="22.8463" calcext:value-type="float">
            <text:p>22,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122.782" calcext:value-type="float">
            <text:p>122,7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6.1547" calcext:value-type="float">
            <text:p>16,15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121.726" calcext:value-type="float">
            <text:p>121,7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qzoom_240p_120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95.0371" calcext:value-type="float">
            <text:p>95,03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5.8475" calcext:value-type="float">
            <text:p>15,8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83.193" calcext:value-type="float">
            <text:p>83,1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6.387" calcext:value-type="float">
            <text:p>6,3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irlift_240p_120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75.4548" calcext:value-type="float">
            <text:p>75,45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0.6129" calcext:value-type="float">
            <text:p>10,61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71.679" calcext:value-type="float">
            <text:p>71,6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5.40885" calcext:value-type="float">
            <text:p>5,40885</text:p>
          </table:table-cell>
          <table:table-cell table:number-columns-repeated="5"/>
          <table:table-cell office:value-type="string" calcext:value-type="string">
            <text:p>seleciona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tbike_240p_120f</text:p>
          </table:table-cell>
          <table:table-cell table:number-columns-repeated="6"/>
          <table:table-cell office:value-type="string" calcext:value-type="string">
            <text:p>experimento</text:p>
          </table:table-cell>
          <table:table-cell office:value-type="string" calcext:value-type="string">
            <text:p>dirtbike</text:p>
          </table:table-cell>
          <table:table-cell office:value-type="string" calcext:value-type="string">
            <text:p>bqhighw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6"/>
          <table:table-cell office:value-type="string" calcext:value-type="string">
            <text:p>transcodificação</text:p>
          </table:table-cell>
          <table:table-cell office:value-type="string" calcext:value-type="string">
            <text:p>chairlift</text:p>
          </table:table-cell>
          <table:table-cell office:value-type="string" calcext:value-type="string">
            <text:p>bqzoom</text:p>
          </table:table-cell>
          <table:table-cell office:value-type="string" calcext:value-type="string">
            <text:p>mozoom</text:p>
          </table:table-cell>
          <table:table-cell office:value-type="string" calcext:value-type="string">
            <text:p>bqfree</text:p>
          </table:table-cell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63.495" calcext:value-type="float">
            <text:p>63,4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7.1189" calcext:value-type="float">
            <text:p>7,11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61.2608" calcext:value-type="float">
            <text:p>61,26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1.59525" calcext:value-type="float">
            <text:p>1,59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zzoom_240p_120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96.4075" calcext:value-type="float">
            <text:p>96,40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34.346" calcext:value-type="float">
            <text:p>34,3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66.4124" calcext:value-type="float">
            <text:p>66,41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11.3466" calcext:value-type="float">
            <text:p>11,3466</text:p>
          </table:table-cell>
          <table:table-cell table:number-columns-repeated="10"/>
        </table:table-row>
      </table:table>
      <table:table table:name="360p" table:style-name="ta1">
        <table:shapes>
          <draw:frame draw:z-index="0" draw:style-name="gr1" draw:text-style-name="P1" svg:width="274.85mm" svg:height="107.04mm" svg:x="64.66mm" svg:y="80.22mm">
            <draw:object draw:notify-on-update-of-ranges="360p.F2:360p.F2 360p.E2:360p.E2 360p.G2:360p.G2 360p.F3:360p.F3 360p.E3:360p.E3 360p.G3:360p.G3 360p.F4:360p.F4 360p.E4:360p.E4 360p.G4:360p.G4 360p.F5:360p.F5 360p.E5:360p.E5 360p.G5:360p.G5 360p.F7:360p.F7 360p.E7:360p.E7 360p.G7:360p.G7 360p.F8:360p.F8 360p.E8:360p.E8 360p.G8:360p.G8 360p.F9:360p.F9 360p.E9:360p.E9 360p.G9:360p.G9 360p.F10:360p.F10 360p.E10:360p.E10 360p.G10:360p.G10 360p.F11:360p.F11 360p.E11:360p.E11 360p.G11:360p.G11 360p.F12:360p.F12 360p.E12:360p.E12 360p.G12:360p.G12 360p.F13:360p.F13 360p.E13:360p.E13 360p.G13:360p.G13 360p.F14:360p.F14 360p.E14:360p.E14 360p.G14:360p.G14 360p.F15:360p.F15 360p.E15:360p.E15 360p.G15:360p.G15 360p.F16:360p.F16 360p.E16:360p.E16 360p.G16:360p.G16 360p.F17:360p.F17 360p.E17:360p.E17 360p.G17:360p.G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lue_sky_360p_120f</text:p>
          </table:table-cell>
          <table:table-cell table:number-columns-repeated="3"/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3"/>
          <table:table-cell table:style-name="ce2" table:formula="of:=[.A1]" office:value-type="string" office:string-value="blue_sky_360p_120f" calcext:value-type="string">
            <text:p>blue_sky_360p_120f</text:p>
          </table:table-cell>
          <table:table-cell table:style-name="ce3" table:formula="of:=AVERAGE([.B3];[.B5])" office:value-type="float" office:value="116.2435" calcext:value-type="float">
            <text:p>116,24</text:p>
          </table:table-cell>
          <table:table-cell table:style-name="ce3" table:formula="of:=AVERAGE([.B4];[.B6])" office:value-type="float" office:value="29.96615" calcext:value-type="float">
            <text:p>29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127.513" calcext:value-type="float">
            <text:p>127,513</text:p>
          </table:table-cell>
          <table:table-cell table:number-columns-repeated="2"/>
          <table:table-cell table:style-name="ce2" table:formula="of:=[.A7]" office:value-type="string" office:string-value="controlled_burn_640x360_120f" calcext:value-type="string">
            <text:p>controlled_burn_640x360_120f</text:p>
          </table:table-cell>
          <table:table-cell table:style-name="ce3" table:formula="of:=AVERAGE([.B9];[.B11])" office:value-type="float" office:value="72.4861" calcext:value-type="float">
            <text:p>72,49</text:p>
          </table:table-cell>
          <table:table-cell table:style-name="ce3" table:formula="of:=AVERAGE([.B10];[.B12])" office:value-type="float" office:value="6.52792" calcext:value-type="float">
            <text:p>6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33.7526" calcext:value-type="float">
            <text:p>33,7526</text:p>
          </table:table-cell>
          <table:table-cell table:number-columns-repeated="2"/>
          <table:table-cell table:style-name="ce2" table:formula="of:=[.A13]" office:value-type="string" office:string-value="desktop2360p_120f" calcext:value-type="string">
            <text:p>desktop2360p_120f</text:p>
          </table:table-cell>
          <table:table-cell table:style-name="ce3" table:formula="of:=AVERAGE([.B15];[.B17])" office:value-type="float" office:value="96.2799" calcext:value-type="float">
            <text:p>96,28</text:p>
          </table:table-cell>
          <table:table-cell table:style-name="ce3" table:formula="of:=AVERAGE([.B16];[.B18])" office:value-type="float" office:value="10.37679" calcext:value-type="float">
            <text:p>10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104.974" calcext:value-type="float">
            <text:p>104,974</text:p>
          </table:table-cell>
          <table:table-cell table:number-columns-repeated="2"/>
          <table:table-cell table:style-name="ce2" table:formula="of:=[.A19]" office:value-type="string" office:string-value="kirland360p_120f" calcext:value-type="string">
            <text:p>kirland360p_120f</text:p>
          </table:table-cell>
          <table:table-cell table:style-name="ce3" table:formula="of:=AVERAGE([.B21];[.B23])" office:value-type="float" office:value="56.48425" calcext:value-type="float">
            <text:p>56,48</text:p>
          </table:table-cell>
          <table:table-cell table:style-name="ce3" table:formula="of:=AVERAGE([.B22];[.B24])" office:value-type="float" office:value="13.94181" calcext:value-type="float">
            <text:p>13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26.1797" calcext:value-type="float">
            <text:p>26,1797</text:p>
          </table:table-cell>
          <table:table-cell table:number-columns-repeated="2"/>
          <table:table-cell table:style-name="ce2" table:formula="of:=[.A25]" office:value-type="string" office:string-value="mmstationary360p_120f" calcext:value-type="string">
            <text:p>mmstationary360p_120f</text:p>
          </table:table-cell>
          <table:table-cell table:style-name="ce3" table:formula="of:=AVERAGE([.B27];[.B29])" office:value-type="float" office:value="49.05785" calcext:value-type="float">
            <text:p>49,06</text:p>
          </table:table-cell>
          <table:table-cell table:style-name="ce3" table:formula="of:=AVERAGE([.B28];[.B30])" office:value-type="float" office:value="71.3912" calcext:value-type="float">
            <text:p>71,39</text:p>
          </table:table-cell>
          <table:table-cell/>
          <table:table-cell office:value-type="string" calcext:value-type="string">
            <text:p>problematico. Desconsiderei</text:p>
          </table:table-cell>
          <table:table-cell/>
        </table:table-row>
        <table:table-row table:style-name="ro1">
          <table:table-cell office:value-type="string" calcext:value-type="string">
            <text:p>controlled_burn_640x360_120f</text:p>
          </table:table-cell>
          <table:table-cell table:number-columns-repeated="3"/>
          <table:table-cell table:style-name="ce2" table:formula="of:=[.A31]" office:value-type="string" office:string-value="niklas360p_120f" calcext:value-type="string">
            <text:p>niklas360p_120f</text:p>
          </table:table-cell>
          <table:table-cell table:style-name="ce3" table:formula="of:=AVERAGE([.B33];[.B35])" office:value-type="float" office:value="90.52665" calcext:value-type="float">
            <text:p>90,53</text:p>
          </table:table-cell>
          <table:table-cell table:style-name="ce3" table:formula="of:=AVERAGE([.B34];[.B36])" office:value-type="float" office:value="10.52175" calcext:value-type="float">
            <text:p>10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3"/>
          <table:table-cell table:style-name="ce2" table:formula="of:=[.A37]" office:value-type="string" office:string-value="rain2_hdr_amazon_360p" calcext:value-type="string">
            <text:p>rain2_hdr_amazon_360p</text:p>
          </table:table-cell>
          <table:table-cell table:style-name="ce4" table:formula="of:=AVERAGE([.B39];[.B41])" office:value-type="float" office:value="41.6732" calcext:value-type="float">
            <text:p>41,6732</text:p>
          </table:table-cell>
          <table:table-cell table:style-name="ce4" table:formula="of:=AVERAGE([.B40];[.B42])" office:value-type="float" office:value="1.366635" calcext:value-type="float">
            <text:p>1,366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90.0171" calcext:value-type="float">
            <text:p>90,0171</text:p>
          </table:table-cell>
          <table:table-cell table:number-columns-repeated="2"/>
          <table:table-cell table:style-name="ce2" table:formula="of:=[.A43]" office:value-type="string" office:string-value="red_kayak_360p_120f" calcext:value-type="string">
            <text:p>red_kayak_360p_120f</text:p>
          </table:table-cell>
          <table:table-cell table:style-name="ce4" table:formula="of:=AVERAGE([.B45];[.B47])" office:value-type="float" office:value="62.46085" calcext:value-type="float">
            <text:p>62,46085</text:p>
          </table:table-cell>
          <table:table-cell table:style-name="ce4" table:formula="of:=AVERAGE([.B46];[.B48])" office:value-type="float" office:value="29.95435" calcext:value-type="float">
            <text:p>29,95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1.4845" calcext:value-type="float">
            <text:p>11,4845</text:p>
          </table:table-cell>
          <table:table-cell table:number-columns-repeated="2"/>
          <table:table-cell table:style-name="ce2" table:formula="of:=[.A49]" office:value-type="string" office:string-value="riverbed_360p25_120f" calcext:value-type="string">
            <text:p>riverbed_360p25_120f</text:p>
          </table:table-cell>
          <table:table-cell table:style-name="ce4" table:formula="of:=AVERAGE([.B51];[.B53])" office:value-type="float" office:value="63.5074" calcext:value-type="float">
            <text:p>63,5074</text:p>
          </table:table-cell>
          <table:table-cell table:style-name="ce4" table:formula="of:=AVERAGE([.B52];[.B54])" office:value-type="float" office:value="26.4433" calcext:value-type="float">
            <text:p>26,4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54.9551" calcext:value-type="float">
            <text:p>54,9551</text:p>
          </table:table-cell>
          <table:table-cell table:number-columns-repeated="2"/>
          <table:table-cell table:style-name="ce2" table:formula="of:=[.A55]" office:value-type="string" office:string-value="shields2_640x360_120f" calcext:value-type="string">
            <text:p>shields2_640x360_120f</text:p>
          </table:table-cell>
          <table:table-cell table:style-name="ce4" table:formula="of:=AVERAGE([.B57];[.B59])" office:value-type="float" office:value="90.82515" calcext:value-type="float">
            <text:p>90,82515</text:p>
          </table:table-cell>
          <table:table-cell table:style-name="ce4" table:formula="of:=AVERAGE([.B58];[.B60])" office:value-type="float" office:value="23.72035" calcext:value-type="float">
            <text:p>23,72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1.57134" calcext:value-type="float">
            <text:p>1,57134</text:p>
          </table:table-cell>
          <table:table-cell table:number-columns-repeated="2"/>
          <table:table-cell table:style-name="ce2" table:formula="of:=[.A61]" office:value-type="string" office:string-value="snow_mnt_640x360_120f" calcext:value-type="string">
            <text:p>snow_mnt_640x360_120f</text:p>
          </table:table-cell>
          <table:table-cell table:style-name="ce4" table:formula="of:=AVERAGE([.B63];[.B65])" office:value-type="float" office:value="123.6905" calcext:value-type="float">
            <text:p>123,6905</text:p>
          </table:table-cell>
          <table:table-cell table:style-name="ce4" table:formula="of:=AVERAGE([.B64];[.B66])" office:value-type="float" office:value="3.133285" calcext:value-type="float">
            <text:p>3,133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ktop2360p_120f</text:p>
          </table:table-cell>
          <table:table-cell table:number-columns-repeated="3"/>
          <table:table-cell table:style-name="ce2" table:formula="of:=[.A67]" office:value-type="string" office:string-value="speed_bag_640x360_120f" calcext:value-type="string">
            <text:p>speed_bag_640x360_120f</text:p>
          </table:table-cell>
          <table:table-cell table:style-name="ce4" table:formula="of:=AVERAGE([.B69];[.B71])" office:value-type="float" office:value="44.2559" calcext:value-type="float">
            <text:p>44,2559</text:p>
          </table:table-cell>
          <table:table-cell table:style-name="ce4" table:formula="of:=AVERAGE([.B70];[.B72])" office:value-type="float" office:value="15.63928" calcext:value-type="float">
            <text:p>15,63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3"/>
          <table:table-cell table:style-name="ce2" table:formula="of:=[.A73]" office:value-type="string" office:string-value="stockholm_640x360_120f" calcext:value-type="string">
            <text:p>stockholm_640x360_120f</text:p>
          </table:table-cell>
          <table:table-cell table:style-name="ce4" table:formula="of:=AVERAGE([.B75];[.B77])" office:value-type="float" office:value="47.2699" calcext:value-type="float">
            <text:p>47,2699</text:p>
          </table:table-cell>
          <table:table-cell table:style-name="ce4" table:formula="of:=AVERAGE([.B76];[.B78])" office:value-type="float" office:value="24.7962" calcext:value-type="float">
            <text:p>24,7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101.596" calcext:value-type="float">
            <text:p>101,596</text:p>
          </table:table-cell>
          <table:table-cell table:number-columns-repeated="2"/>
          <table:table-cell table:style-name="ce2" table:formula="of:=[.A79]" office:value-type="string" office:string-value="tacomanarrows360p_120f" calcext:value-type="string">
            <text:p>tacomanarrows360p_120f</text:p>
          </table:table-cell>
          <table:table-cell table:style-name="ce4" table:formula="of:=AVERAGE([.B81];[.B83])" office:value-type="float" office:value="67.66165" calcext:value-type="float">
            <text:p>67,66165</text:p>
          </table:table-cell>
          <table:table-cell table:style-name="ce4" table:formula="of:=AVERAGE([.B82];[.B84])" office:value-type="float" office:value="1.87905" calcext:value-type="float">
            <text:p>1,87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7.5848" calcext:value-type="float">
            <text:p>17,5848</text:p>
          </table:table-cell>
          <table:table-cell table:number-columns-repeated="2"/>
          <table:table-cell table:style-name="ce2" table:formula="of:=[.A85]" office:value-type="string" office:string-value="thaloundeskmtg360p_120f" calcext:value-type="string">
            <text:p>thaloundeskmtg360p_120f</text:p>
          </table:table-cell>
          <table:table-cell table:style-name="ce4" table:formula="of:=AVERAGE([.B87];[.B89])" office:value-type="float" office:value="103.97405" calcext:value-type="float">
            <text:p>103,97405</text:p>
          </table:table-cell>
          <table:table-cell table:style-name="ce4" table:formula="of:=AVERAGE([.B88];[.B90])" office:value-type="float" office:value="14.62913" calcext:value-type="float">
            <text:p>14,62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90.9638" calcext:value-type="float">
            <text:p>90,9638</text:p>
          </table:table-cell>
          <table:table-cell table:number-columns-repeated="2"/>
          <table:table-cell table:style-name="ce2" table:formula="of:=[.A91]" office:value-type="string" office:string-value="water_hdr_amazon_360p" calcext:value-type="string">
            <text:p>water_hdr_amazon_360p</text:p>
          </table:table-cell>
          <table:table-cell table:style-name="ce4" table:formula="of:=AVERAGE([.B93];[.B95])" office:value-type="float" office:value="25.8183" calcext:value-type="float">
            <text:p>25,8183</text:p>
          </table:table-cell>
          <table:table-cell table:style-name="ce4" table:formula="of:=AVERAGE([.B94];[.B96])" office:value-type="float" office:value="1.482055" calcext:value-type="float">
            <text:p>1,482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3.16878" calcext:value-type="float">
            <text:p>3,168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land360p_12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77.8186" calcext:value-type="float">
            <text:p>77,81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26.6668" calcext:value-type="float">
            <text:p>26,6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35.1499" calcext:value-type="float">
            <text:p>35,14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1.21682" calcext:value-type="float">
            <text:p>1,216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mstationary360p_12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65.5636" calcext:value-type="float">
            <text:p>65,56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86.9897" calcext:value-type="float">
            <text:p>86,98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32.5521" calcext:value-type="float">
            <text:p>32,55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55.7927" calcext:value-type="float">
            <text:p>55,79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klas360p_12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98.0927" calcext:value-type="float">
            <text:p>98,09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6.1154" calcext:value-type="float">
            <text:p>16,1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82.9606" calcext:value-type="float">
            <text:p>82,96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4.9281" calcext:value-type="float">
            <text:p>4,92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in2_hdr_amazon_360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41.9656" calcext:value-type="float">
            <text:p>41,96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2.73327" calcext:value-type="float">
            <text:p>2,733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41.3808" calcext:value-type="float">
            <text:p>41,38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d_kayak_360p_12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4"/>
          <table:table-cell office:value-type="string" calcext:value-type="string">
            <text:p>seleciona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69.2484" calcext:value-type="float">
            <text:p>69,2484</text:p>
          </table:table-cell>
          <table:table-cell table:number-columns-repeated="3"/>
          <table:table-cell office:value-type="string" calcext:value-type="string">
            <text:p>experimento</text:p>
          </table:table-cell>
          <table:table-cell office:value-type="string" calcext:value-type="string">
            <text:p>water_hdr_amazon</text:p>
          </table:table-cell>
          <table:table-cell office:value-type="string" calcext:value-type="string">
            <text:p>blue_s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39.6193" calcext:value-type="float">
            <text:p>39,6193</text:p>
          </table:table-cell>
          <table:table-cell table:number-columns-repeated="3"/>
          <table:table-cell office:value-type="string" calcext:value-type="string">
            <text:p>transcodificação</text:p>
          </table:table-cell>
          <table:table-cell office:value-type="string" calcext:value-type="string">
            <text:p>rain2_hdr_amazon</text:p>
          </table:table-cell>
          <table:table-cell office:value-type="string" calcext:value-type="string">
            <text:p>tacomanarrows</text:p>
          </table:table-cell>
          <table:table-cell office:value-type="string" calcext:value-type="string">
            <text:p>red_kayak</text:p>
          </table:table-cell>
          <table:table-cell office:value-type="string" calcext:value-type="string">
            <text:p>snow_mnt</text:p>
          </table:table-cell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55.6733" calcext:value-type="float">
            <text:p>55,6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20.2894" calcext:value-type="float">
            <text:p>20,28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verbed_360p25_12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68.6685" calcext:value-type="float">
            <text:p>68,6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28.8863" calcext:value-type="float">
            <text:p>28,88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58.3463" calcext:value-type="float">
            <text:p>58,34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24.0003" calcext:value-type="float">
            <text:p>24,00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ields2_640x360_12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94.3112" calcext:value-type="float">
            <text:p>94,3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24.2427" calcext:value-type="float">
            <text:p>24,24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87.3391" calcext:value-type="float">
            <text:p>87,3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23.198" calcext:value-type="float">
            <text:p>23,1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ow_mnt_640x360_12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124.022" calcext:value-type="float">
            <text:p>124,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4.42097" calcext:value-type="float">
            <text:p>4,420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123.359" calcext:value-type="float">
            <text:p>123,3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1.8456" calcext:value-type="float">
            <text:p>1,8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ed_bag_640x360_12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51.5906" calcext:value-type="float">
            <text:p>51,5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30.0695" calcext:value-type="float">
            <text:p>30,06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36.9212" calcext:value-type="float">
            <text:p>36,92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1.20906" calcext:value-type="float">
            <text:p>1,20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ockholm_640x360_12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82.845" calcext:value-type="float">
            <text:p>82,8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49.5924" calcext:value-type="float">
            <text:p>49,59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11.6948" calcext:value-type="float">
            <text:p>11,69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comanarrows360p_12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68.0781" calcext:value-type="float">
            <text:p>68,0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2.38975" calcext:value-type="float">
            <text:p>2,389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67.2452" calcext:value-type="float">
            <text:p>67,2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1.36835" calcext:value-type="float">
            <text:p>1,368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aloundeskmtg360p_12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172.763" calcext:value-type="float">
            <text:p>172,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27.6917" calcext:value-type="float">
            <text:p>27,69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35.1851" calcext:value-type="float">
            <text:p>35,18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1.56656" calcext:value-type="float">
            <text:p>1,566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_hdr_amazon_360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27.1162" calcext:value-type="float">
            <text:p>27,1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.55326" calcext:value-type="float">
            <text:p>1,553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24.5204" calcext:value-type="float">
            <text:p>24,52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1.41085" calcext:value-type="float">
            <text:p>1,41085</text:p>
          </table:table-cell>
          <table:table-cell table:number-columns-repeated="8"/>
        </table:table-row>
      </table:table>
      <table:table table:name="HD720p" table:style-name="ta1">
        <table:shapes>
          <draw:frame draw:z-index="0" draw:style-name="gr1" draw:text-style-name="P1" svg:width="263.57mm" svg:height="122.45mm" svg:x="67.96mm" svg:y="79.95mm">
            <draw:object draw:notify-on-update-of-ranges="HD720p.F2:HD720p.F2 HD720p.E2:HD720p.E2 HD720p.G2:HD720p.G2 HD720p.F3:HD720p.F3 HD720p.E3:HD720p.E3 HD720p.G3:HD720p.G3 HD720p.F4:HD720p.F4 HD720p.E4:HD720p.E4 HD720p.G4:HD720p.G4 HD720p.F5:HD720p.F5 HD720p.E5:HD720p.E5 HD720p.G5:HD720p.G5 HD720p.F6:HD720p.F6 HD720p.E6:HD720p.E6 HD720p.G6:HD720p.G6 HD720p.F7:HD720p.F7 HD720p.E7:HD720p.E7 HD720p.G7:HD720p.G7 HD720p.F8:HD720p.F8 HD720p.E8:HD720p.E8 HD720p.G8:HD720p.G8 HD720p.F9:HD720p.F9 HD720p.E9:HD720p.E9 HD720p.G9:HD720p.G9 HD720p.F10:HD720p.F10 HD720p.E10:HD720p.E10 HD720p.G10:HD720p.G10 HD720p.F11:HD720p.F11 HD720p.E11:HD720p.E11 HD720p.G11:HD720p.G11 HD720p.F12:HD720p.F12 HD720p.E12:HD720p.E12 HD720p.G12:HD720p.G12 HD720p.F13:HD720p.F13 HD720p.E13:HD720p.E13 HD720p.G13:HD720p.G13 HD720p.F14:HD720p.F14 HD720p.E14:HD720p.E14 HD720p.G14:HD720p.G14 HD720p.F15:HD720p.F15 HD720p.E15:HD720p.E15 HD720p.G15:HD720p.G15 HD720p.F16:HD720p.F16 HD720p.E16:HD720p.E16 HD720p.G16:HD720p.G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oat_hdr_amazon_720p</text:p>
          </table:table-cell>
          <table:table-cell table:number-columns-repeated="3"/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3"/>
          <table:table-cell table:style-name="ce2" table:formula="of:=[.A1]" office:value-type="string" office:string-value="boat_hdr_amazon_720p" calcext:value-type="string">
            <text:p>boat_hdr_amazon_720p</text:p>
          </table:table-cell>
          <table:table-cell table:style-name="ce3" table:formula="of:=AVERAGE([.B3];[.B5])" office:value-type="float" office:value="47.0896" calcext:value-type="float">
            <text:p>47,09</text:p>
          </table:table-cell>
          <table:table-cell table:style-name="ce3" table:formula="of:=AVERAGE([.B4];[.B6])" office:value-type="float" office:value="4.19404" calcext:value-type="float">
            <text:p>4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47.6323" calcext:value-type="float">
            <text:p>47,6323</text:p>
          </table:table-cell>
          <table:table-cell table:number-columns-repeated="2"/>
          <table:table-cell table:style-name="ce2" table:formula="of:=[.A7]" office:value-type="string" office:string-value="dark720p_120f" calcext:value-type="string">
            <text:p>dark720p_120f</text:p>
          </table:table-cell>
          <table:table-cell table:style-name="ce3" table:formula="of:=AVERAGE([.B9];[.B11])" office:value-type="float" office:value="39.76195" calcext:value-type="float">
            <text:p>39,76</text:p>
          </table:table-cell>
          <table:table-cell table:style-name="ce3" table:formula="of:=AVERAGE([.B10];[.B12])" office:value-type="float" office:value="10.88713" calcext:value-type="float">
            <text:p>10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8.38808" calcext:value-type="float">
            <text:p>8,38808</text:p>
          </table:table-cell>
          <table:table-cell table:number-columns-repeated="2"/>
          <table:table-cell table:style-name="ce2" table:formula="of:=[.A13]" office:value-type="string" office:string-value="FourPeople_1280x720_60_120f" calcext:value-type="string">
            <text:p>FourPeople_1280x720_60_120f</text:p>
          </table:table-cell>
          <table:table-cell table:style-name="ce3" table:formula="of:=AVERAGE([.B15];[.B17])" office:value-type="float" office:value="68.54255" calcext:value-type="float">
            <text:p>68,54</text:p>
          </table:table-cell>
          <table:table-cell table:style-name="ce3" table:formula="of:=AVERAGE([.B16];[.B18])" office:value-type="float" office:value="3.15062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46.5469" calcext:value-type="float">
            <text:p>46,5469</text:p>
          </table:table-cell>
          <table:table-cell table:number-columns-repeated="2"/>
          <table:table-cell table:style-name="ce2" table:formula="of:=[.A19]" office:value-type="string" office:string-value="gipsrestat720p_120f" calcext:value-type="string">
            <text:p>gipsrestat720p_120f</text:p>
          </table:table-cell>
          <table:table-cell table:style-name="ce3" table:formula="of:=AVERAGE([.B21];[.B23])" office:value-type="float" office:value="75.08705" calcext:value-type="float">
            <text:p>75,09</text:p>
          </table:table-cell>
          <table:table-cell table:style-name="ce3" table:formula="of:=AVERAGE([.B22];[.B24])" office:value-type="float" office:value="5.13716" calcext:value-type="float">
            <text:p>5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table:formula="of:=[.A25]" office:value-type="string" office:string-value="Johnny_1280x720_60_120f" calcext:value-type="string">
            <text:p>Johnny_1280x720_60_120f</text:p>
          </table:table-cell>
          <table:table-cell table:style-name="ce3" table:formula="of:=AVERAGE([.B27];[.B29])" office:value-type="float" office:value="54.43665" calcext:value-type="float">
            <text:p>54,44</text:p>
          </table:table-cell>
          <table:table-cell table:style-name="ce3" table:formula="of:=AVERAGE([.B28];[.B30])" office:value-type="float" office:value="2.245235" calcext:value-type="float">
            <text:p>2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720p_120f</text:p>
          </table:table-cell>
          <table:table-cell table:number-columns-repeated="3"/>
          <table:table-cell table:style-name="ce2" table:formula="of:=[.A31]" office:value-type="string" office:string-value="KristenAndSara_1280x720_60_120f" calcext:value-type="string">
            <text:p>KristenAndSara_1280x720_60_120f</text:p>
          </table:table-cell>
          <table:table-cell table:style-name="ce3" table:formula="of:=AVERAGE([.B33];[.B35])" office:value-type="float" office:value="73.86735" calcext:value-type="float">
            <text:p>73,87</text:p>
          </table:table-cell>
          <table:table-cell table:style-name="ce3" table:formula="of:=AVERAGE([.B34];[.B36])" office:value-type="float" office:value="2.295615" calcext:value-type="float">
            <text:p>2,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3"/>
          <table:table-cell table:style-name="ce2" table:formula="of:=[.A37]" office:value-type="string" office:string-value="Netflix_DinnerScene_1280x720_60fps_8bit_420_120f" calcext:value-type="string">
            <text:p>Netflix_DinnerScene_1280x720_60fps_8bit_420_120f</text:p>
          </table:table-cell>
          <table:table-cell table:style-name="ce4" table:formula="of:=AVERAGE([.B39];[.B41])" office:value-type="float" office:value="16.1982" calcext:value-type="float">
            <text:p>16,1982</text:p>
          </table:table-cell>
          <table:table-cell table:style-name="ce4" table:formula="of:=AVERAGE([.B40];[.B42])" office:value-type="float" office:value="2.51435" calcext:value-type="float">
            <text:p>2,51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41.9843" calcext:value-type="float">
            <text:p>41,9843</text:p>
          </table:table-cell>
          <table:table-cell table:number-columns-repeated="2"/>
          <table:table-cell table:style-name="ce2" table:formula="of:=[.A43]" office:value-type="string" office:string-value="Netflix_DrivingPOV_1280x720_60fps_8bit_420_120f" calcext:value-type="string">
            <text:p>Netflix_DrivingPOV_1280x720_60fps_8bit_420_120f</text:p>
          </table:table-cell>
          <table:table-cell table:style-name="ce4" table:formula="of:=AVERAGE([.B45];[.B47])" office:value-type="float" office:value="76.84345" calcext:value-type="float">
            <text:p>76,84345</text:p>
          </table:table-cell>
          <table:table-cell table:style-name="ce4" table:formula="of:=AVERAGE([.B46];[.B48])" office:value-type="float" office:value="14.32575" calcext:value-type="float">
            <text:p>14,32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8.3898" calcext:value-type="float">
            <text:p>18,3898</text:p>
          </table:table-cell>
          <table:table-cell table:number-columns-repeated="2"/>
          <table:table-cell table:style-name="ce2" table:formula="of:=[.A49]" office:value-type="string" office:string-value="Netflix_FoodMarket2_1280x720_60fps_8bit_420_120f" calcext:value-type="string">
            <text:p>Netflix_FoodMarket2_1280x720_60fps_8bit_420_120f</text:p>
          </table:table-cell>
          <table:table-cell table:style-name="ce4" table:formula="of:=AVERAGE([.B51];[.B53])" office:value-type="float" office:value="64.87015" calcext:value-type="float">
            <text:p>64,87015</text:p>
          </table:table-cell>
          <table:table-cell table:style-name="ce4" table:formula="of:=AVERAGE([.B52];[.B54])" office:value-type="float" office:value="23.88585" calcext:value-type="float">
            <text:p>23,88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37.5396" calcext:value-type="float">
            <text:p>37,5396</text:p>
          </table:table-cell>
          <table:table-cell table:number-columns-repeated="2"/>
          <table:table-cell table:style-name="ce2" table:formula="of:=[.A55]" office:value-type="string" office:string-value="Netflix_RollerCoaster_1280x720_60fps_8bit_420_120f" calcext:value-type="string">
            <text:p>Netflix_RollerCoaster_1280x720_60fps_8bit_420_120f</text:p>
          </table:table-cell>
          <table:table-cell table:style-name="ce4" table:formula="of:=AVERAGE([.B57];[.B59])" office:value-type="float" office:value="48.08525" calcext:value-type="float">
            <text:p>48,08525</text:p>
          </table:table-cell>
          <table:table-cell table:style-name="ce4" table:formula="of:=AVERAGE([.B58];[.B60])" office:value-type="float" office:value="18.48895" calcext:value-type="float">
            <text:p>18,48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3.38446" calcext:value-type="float">
            <text:p>3,38446</text:p>
          </table:table-cell>
          <table:table-cell table:number-columns-repeated="2"/>
          <table:table-cell table:style-name="ce2" table:formula="of:=[.A61]" office:value-type="string" office:string-value="Netflix_Tango_1280x720_60fps_8bit_420_120f" calcext:value-type="string">
            <text:p>Netflix_Tango_1280x720_60fps_8bit_420_120f</text:p>
          </table:table-cell>
          <table:table-cell table:style-name="ce4" table:formula="of:=AVERAGE([.B63];[.B65])" office:value-type="float" office:value="45.25535" calcext:value-type="float">
            <text:p>45,25535</text:p>
          </table:table-cell>
          <table:table-cell table:style-name="ce4" table:formula="of:=AVERAGE([.B64];[.B66])" office:value-type="float" office:value="15.5358" calcext:value-type="float">
            <text:p>15,5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People_1280x720_60_120f</text:p>
          </table:table-cell>
          <table:table-cell table:number-columns-repeated="3"/>
          <table:table-cell table:style-name="ce2" table:formula="of:=[.A67]" office:value-type="string" office:string-value="rain_hdr_amazon_720p" calcext:value-type="string">
            <text:p>rain_hdr_amazon_720p</text:p>
          </table:table-cell>
          <table:table-cell table:style-name="ce4" table:formula="of:=AVERAGE([.B69];[.B71])" office:value-type="float" office:value="53.3033" calcext:value-type="float">
            <text:p>53,3033</text:p>
          </table:table-cell>
          <table:table-cell table:style-name="ce4" table:formula="of:=AVERAGE([.B70];[.B72])" office:value-type="float" office:value="2.973675" calcext:value-type="float">
            <text:p>2,973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3"/>
          <table:table-cell table:style-name="ce2" table:formula="of:=[.A73]" office:value-type="string" office:string-value="vidyo1_720p_60fps_120f" calcext:value-type="string">
            <text:p>vidyo1_720p_60fps_120f</text:p>
          </table:table-cell>
          <table:table-cell table:style-name="ce4" table:formula="of:=AVERAGE([.B75];[.B77])" office:value-type="float" office:value="52.7682" calcext:value-type="float">
            <text:p>52,7682</text:p>
          </table:table-cell>
          <table:table-cell table:style-name="ce4" table:formula="of:=AVERAGE([.B76];[.B78])" office:value-type="float" office:value="3.087695" calcext:value-type="float">
            <text:p>3,087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70.0268" calcext:value-type="float">
            <text:p>70,0268</text:p>
          </table:table-cell>
          <table:table-cell table:number-columns-repeated="2"/>
          <table:table-cell table:style-name="ce2" table:formula="of:=[.A79]" office:value-type="string" office:string-value="vidyo3_720p_60fps_120f" calcext:value-type="string">
            <text:p>vidyo3_720p_60fps_120f</text:p>
          </table:table-cell>
          <table:table-cell table:style-name="ce4" table:formula="of:=AVERAGE([.B81];[.B83])" office:value-type="float" office:value="58.58375" calcext:value-type="float">
            <text:p>58,58375</text:p>
          </table:table-cell>
          <table:table-cell table:style-name="ce4" table:formula="of:=AVERAGE([.B82];[.B84])" office:value-type="float" office:value="5.5146" calcext:value-type="float">
            <text:p>5,5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6.30124" calcext:value-type="float">
            <text:p>6,30124</text:p>
          </table:table-cell>
          <table:table-cell table:number-columns-repeated="2"/>
          <table:table-cell table:style-name="ce2" table:formula="of:=[.A85]" office:value-type="string" office:string-value="vidyo4_720p_60fps_120f" calcext:value-type="string">
            <text:p>vidyo4_720p_60fps_120f</text:p>
          </table:table-cell>
          <table:table-cell table:style-name="ce4" table:formula="of:=AVERAGE([.B87];[.B89])" office:value-type="float" office:value="53.41905" calcext:value-type="float">
            <text:p>53,41905</text:p>
          </table:table-cell>
          <table:table-cell table:style-name="ce4" table:formula="of:=AVERAGE([.B88];[.B90])" office:value-type="float" office:value="4.535715" calcext:value-type="float">
            <text:p>4,535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67.0583" calcext:value-type="float">
            <text:p>67,0583</text:p>
          </table:table-cell>
          <table:table-cell table:number-columns-repeated="2"/>
          <table:table-cell table:style-name="ce2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psrestat720p_12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77.1444" calcext:value-type="float">
            <text:p>77,1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7.78537" calcext:value-type="float">
            <text:p>7,785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73.0297" calcext:value-type="float">
            <text:p>73,02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2.48895" calcext:value-type="float">
            <text:p>2,48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hnny_1280x720_60_12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56.6607" calcext:value-type="float">
            <text:p>56,66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4.49047" calcext:value-type="float">
            <text:p>4,490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52.2126" calcext:value-type="float">
            <text:p>52,21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istenAndSara_1280x720_60_12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74.4538" calcext:value-type="float">
            <text:p>74,4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4.59123" calcext:value-type="float">
            <text:p>4,59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73.2809" calcext:value-type="float">
            <text:p>73,2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flix_DinnerScene_1280x720_60fps_8bit_420_12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16.4131" calcext:value-type="float">
            <text:p>16,4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3.34589" calcext:value-type="float">
            <text:p>3,345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15.9833" calcext:value-type="float">
            <text:p>15,9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1.68281" calcext:value-type="float">
            <text:p>1,682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flix_DrivingPOV_1280x720_60fps_8bit_420_12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78.7175" calcext:value-type="float">
            <text:p>78,7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9.7127" calcext:value-type="float">
            <text:p>19,71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74.9694" calcext:value-type="float">
            <text:p>74,9694</text:p>
          </table:table-cell>
          <table:table-cell table:number-columns-repeated="3"/>
          <table:table-cell office:value-type="string" calcext:value-type="string">
            <text:p>seleciona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8.9388" calcext:value-type="float">
            <text:p>8,9388</text:p>
          </table:table-cell>
          <table:table-cell table:number-columns-repeated="3"/>
          <table:table-cell office:value-type="string" calcext:value-type="string">
            <text:p>experimento</text:p>
          </table:table-cell>
          <table:table-cell office:value-type="string" calcext:value-type="string">
            <text:p>netflix_dinner_scene</text:p>
          </table:table-cell>
          <table:table-cell office:value-type="string" calcext:value-type="string">
            <text:p>netflix_foodmarke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flix_FoodMarket2_1280x720_60fps_8bit_420_120f</text:p>
          </table:table-cell>
          <table:table-cell table:number-columns-repeated="4"/>
          <table:table-cell office:value-type="string" calcext:value-type="string">
            <text:p>transcodificaçã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netflix_rollercoaster</text:p>
          </table:table-cell>
          <table:table-cell office:value-type="string" calcext:value-type="string">
            <text:p>netflix_drivingpov</text:p>
          </table:table-cell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78.138" calcext:value-type="float">
            <text:p>78,1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26.5173" calcext:value-type="float">
            <text:p>26,51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51.6023" calcext:value-type="float">
            <text:p>51,6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21.2544" calcext:value-type="float">
            <text:p>21,2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flix_RollerCoaster_1280x720_60fps_8bit_420_12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52.2854" calcext:value-type="float">
            <text:p>52,28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21.7667" calcext:value-type="float">
            <text:p>21,7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43.8851" calcext:value-type="float">
            <text:p>43,88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15.2112" calcext:value-type="float">
            <text:p>15,2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flix_Tango_1280x720_60fps_8bit_420_12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47.9232" calcext:value-type="float">
            <text:p>47,9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20.3453" calcext:value-type="float">
            <text:p>20,3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42.5875" calcext:value-type="float">
            <text:p>42,5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10.7263" calcext:value-type="float">
            <text:p>10,7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in_hdr_amazon_720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54.2036" calcext:value-type="float">
            <text:p>54,2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5.94735" calcext:value-type="float">
            <text:p>5,947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52.403" calcext:value-type="float">
            <text:p>52,4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dyo1_720p_60fps_12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53.8515" calcext:value-type="float">
            <text:p>53,85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6.17539" calcext:value-type="float">
            <text:p>6,175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51.6849" calcext:value-type="float">
            <text:p>51,68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dyo3_720p_60fps_12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64.5835" calcext:value-type="float">
            <text:p>64,58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1.0292" calcext:value-type="float">
            <text:p>11,02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52.584" calcext:value-type="float">
            <text:p>52,5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dyo4_720p_60fps_12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57.7254" calcext:value-type="float">
            <text:p>57,72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9.07143" calcext:value-type="float">
            <text:p>9,071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49.1127" calcext:value-type="float">
            <text:p>49,11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HD1080p_420" table:style-name="ta1">
        <table:shapes>
          <draw:frame draw:z-index="0" draw:style-name="gr1" draw:text-style-name="P1" svg:width="292.59mm" svg:height="132.44mm" svg:x="50.93mm" svg:y="101.57mm">
            <draw:object draw:notify-on-update-of-ranges="HD1080p_420.F2:HD1080p_420.F2 HD1080p_420.E2:HD1080p_420.E2 HD1080p_420.G2:HD1080p_420.G2 HD1080p_420.F3:HD1080p_420.F3 HD1080p_420.E3:HD1080p_420.E3 HD1080p_420.G3:HD1080p_420.G3 HD1080p_420.F4:HD1080p_420.F4 HD1080p_420.E4:HD1080p_420.E4 HD1080p_420.G4:HD1080p_420.G4 HD1080p_420.F5:HD1080p_420.F5 HD1080p_420.E5:HD1080p_420.E5 HD1080p_420.G5:HD1080p_420.G5 HD1080p_420.F6:HD1080p_420.F6 HD1080p_420.E6:HD1080p_420.E6 HD1080p_420.G6:HD1080p_420.G6 HD1080p_420.F7:HD1080p_420.F7 HD1080p_420.E7:HD1080p_420.E7 HD1080p_420.G7:HD1080p_420.G7 HD1080p_420.F8:HD1080p_420.F8 HD1080p_420.E8:HD1080p_420.E8 HD1080p_420.G8:HD1080p_420.G8 HD1080p_420.F9:HD1080p_420.F9 HD1080p_420.E9:HD1080p_420.E9 HD1080p_420.G9:HD1080p_420.G9 HD1080p_420.F10:HD1080p_420.F10 HD1080p_420.E10:HD1080p_420.E10 HD1080p_420.G10:HD1080p_420.G10 HD1080p_420.F11:HD1080p_420.F11 HD1080p_420.E11:HD1080p_420.E11 HD1080p_420.G11:HD1080p_420.G11 HD1080p_420.F12:HD1080p_420.F12 HD1080p_420.E12:HD1080p_420.E12 HD1080p_420.G12:HD1080p_420.G12 HD1080p_420.F13:HD1080p_420.F13 HD1080p_420.E13:HD1080p_420.E13 HD1080p_420.G13:HD1080p_420.G13 HD1080p_420.F14:HD1080p_420.F14 HD1080p_420.E14:HD1080p_420.E14 HD1080p_420.G14:HD1080p_420.G14 HD1080p_420.F15:HD1080p_420.F15 HD1080p_420.E15:HD1080p_420.E15 HD1080p_420.G15:HD1080p_420.G15 HD1080p_420.F16:HD1080p_420.F16 HD1080p_420.E16:HD1080p_420.E16 HD1080p_420.G16:HD1080p_420.G16 HD1080p_420.F17:HD1080p_420.F17 HD1080p_420.E17:HD1080p_420.E17 HD1080p_420.G17:HD1080p_420.G17 HD1080p_420.F18:HD1080p_420.F18 HD1080p_420.E18:HD1080p_420.E18 HD1080p_420.G18:HD1080p_420.G18 HD1080p_420.F19:HD1080p_420.F19 HD1080p_420.E19:HD1080p_420.E19 HD1080p_420.G19:HD1080p_420.G19 HD1080p_420.F20:HD1080p_420.F20 HD1080p_420.E20:HD1080p_420.E20 HD1080p_420.G20:HD1080p_420.G20 HD1080p_420.F21:HD1080p_420.F21 HD1080p_420.E21:HD1080p_420.E21 HD1080p_420.G21:HD1080p_420.G21 HD1080p_420.F22:HD1080p_420.F22 HD1080p_420.E22:HD1080p_420.E22 HD1080p_420.G22:HD1080p_420.G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spen_1080p_60f</text:p>
          </table:table-cell>
          <table:table-cell table:number-columns-repeated="3"/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3"/>
          <table:table-cell table:style-name="ce2" table:formula="of:=[.A1]" office:value-type="string" office:string-value="aspen_1080p_60f" calcext:value-type="string">
            <text:p>aspen_1080p_60f</text:p>
          </table:table-cell>
          <table:table-cell table:style-name="ce3" table:formula="of:=AVERAGE([.B3];[.B5])" office:value-type="float" office:value="29.96205" calcext:value-type="float">
            <text:p>29,96</text:p>
          </table:table-cell>
          <table:table-cell table:style-name="ce3" table:formula="of:=AVERAGE([.B4];[.B6])" office:value-type="float" office:value="10.47224" calcext:value-type="float">
            <text:p>10,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34.2474" calcext:value-type="float">
            <text:p>34,2474</text:p>
          </table:table-cell>
          <table:table-cell table:number-columns-repeated="2"/>
          <table:table-cell table:style-name="ce2" table:formula="of:=[.A7]" office:value-type="string" office:string-value="crowd_run_1080p50_60f" calcext:value-type="string">
            <text:p>crowd_run_1080p50_60f</text:p>
          </table:table-cell>
          <table:table-cell table:style-name="ce3" table:formula="of:=AVERAGE([.B9];[.B11])" office:value-type="float" office:value="92.75305" calcext:value-type="float">
            <text:p>92,75</text:p>
          </table:table-cell>
          <table:table-cell table:style-name="ce3" table:formula="of:=AVERAGE([.B10];[.B12])" office:value-type="float" office:value="21.4671" calcext:value-type="float">
            <text:p>21,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3.4073" calcext:value-type="float">
            <text:p>13,4073</text:p>
          </table:table-cell>
          <table:table-cell table:number-columns-repeated="2"/>
          <table:table-cell table:style-name="ce2" table:formula="of:=[.A13]" office:value-type="string" office:string-value="ducks_take_off_1080p50_60f" calcext:value-type="string">
            <text:p>ducks_take_off_1080p50_60f</text:p>
          </table:table-cell>
          <table:table-cell table:style-name="ce3" table:formula="of:=AVERAGE([.B15];[.B17])" office:value-type="float" office:value="70.9966" calcext:value-type="float">
            <text:p>71,00</text:p>
          </table:table-cell>
          <table:table-cell table:style-name="ce3" table:formula="of:=AVERAGE([.B16];[.B18])" office:value-type="float" office:value="10.8361" calcext:value-type="float">
            <text:p>10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25.6767" calcext:value-type="float">
            <text:p>25,6767</text:p>
          </table:table-cell>
          <table:table-cell table:number-columns-repeated="2"/>
          <table:table-cell table:style-name="ce2" table:formula="of:=[.A19]" office:value-type="string" office:string-value="guitar_hdr_amazon_1080p" calcext:value-type="string">
            <text:p>guitar_hdr_amazon_1080p</text:p>
          </table:table-cell>
          <table:table-cell table:style-name="ce3" table:formula="of:=AVERAGE([.B21];[.B23])" office:value-type="float" office:value="19.7178" calcext:value-type="float">
            <text:p>19,72</text:p>
          </table:table-cell>
          <table:table-cell table:style-name="ce3" table:formula="of:=AVERAGE([.B22];[.B24])" office:value-type="float" office:value="4.334145" calcext:value-type="float">
            <text:p>4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7.53718" calcext:value-type="float">
            <text:p>7,53718</text:p>
          </table:table-cell>
          <table:table-cell table:number-columns-repeated="2"/>
          <table:table-cell table:style-name="ce2" table:formula="of:=[.A25]" office:value-type="string" office:string-value="life_1080p30_60f" calcext:value-type="string">
            <text:p>life_1080p30_60f</text:p>
          </table:table-cell>
          <table:table-cell table:style-name="ce3" table:formula="of:=AVERAGE([.B27];[.B29])" office:value-type="float" office:value="72.05695" calcext:value-type="float">
            <text:p>72,06</text:p>
          </table:table-cell>
          <table:table-cell table:style-name="ce3" table:formula="of:=AVERAGE([.B28];[.B30])" office:value-type="float" office:value="15.5988" calcext:value-type="float">
            <text:p>15,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wd_run_1080p50_60f</text:p>
          </table:table-cell>
          <table:table-cell table:number-columns-repeated="3"/>
          <table:table-cell table:style-name="ce2" table:formula="of:=[.A31]" office:value-type="string" office:string-value="Netflix_Aerial_1920x1080_60fps_8bit_420_60f" calcext:value-type="string">
            <text:p>Netflix_Aerial_1920x1080_60fps_8bit_420_60f</text:p>
          </table:table-cell>
          <table:table-cell table:style-name="ce3" table:formula="of:=AVERAGE([.B33];[.B35])" office:value-type="float" office:value="47.52265" calcext:value-type="float">
            <text:p>47,52</text:p>
          </table:table-cell>
          <table:table-cell table:style-name="ce3" table:formula="of:=AVERAGE([.B34];[.B36])" office:value-type="float" office:value="8.638785" calcext:value-type="float">
            <text:p>8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3"/>
          <table:table-cell table:style-name="ce2" table:formula="of:=[.A37]" office:value-type="string" office:string-value="Netflix_Boat_1920x1080_60fps_8bit_420_60f" calcext:value-type="string">
            <text:p>Netflix_Boat_1920x1080_60fps_8bit_420_60f</text:p>
          </table:table-cell>
          <table:table-cell table:style-name="ce4" table:formula="of:=AVERAGE([.B39];[.B41])" office:value-type="float" office:value="81.8195" calcext:value-type="float">
            <text:p>81,8195</text:p>
          </table:table-cell>
          <table:table-cell table:style-name="ce4" table:formula="of:=AVERAGE([.B40];[.B42])" office:value-type="float" office:value="17.49005" calcext:value-type="float">
            <text:p>17,49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95.1104" calcext:value-type="float">
            <text:p>95,1104</text:p>
          </table:table-cell>
          <table:table-cell table:number-columns-repeated="2"/>
          <table:table-cell table:style-name="ce2" table:formula="of:=[.A43]" office:value-type="string" office:string-value="Netflix_Crosswalk_1920x1080_60fps_8bit_420_60f" calcext:value-type="string">
            <text:p>Netflix_Crosswalk_1920x1080_60fps_8bit_420_60f</text:p>
          </table:table-cell>
          <table:table-cell table:style-name="ce4" table:formula="of:=AVERAGE([.B45];[.B47])" office:value-type="float" office:value="18.9491" calcext:value-type="float">
            <text:p>18,9491</text:p>
          </table:table-cell>
          <table:table-cell table:style-name="ce4" table:formula="of:=AVERAGE([.B46];[.B48])" office:value-type="float" office:value="13.8468" calcext:value-type="float">
            <text:p>13,8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23.9754" calcext:value-type="float">
            <text:p>23,9754</text:p>
          </table:table-cell>
          <table:table-cell table:number-columns-repeated="2"/>
          <table:table-cell table:style-name="ce2" table:formula="of:=[.A49]" office:value-type="string" office:string-value="Netflix_FoodMarket_1920x1080_60fps_8bit_420_60f" calcext:value-type="string">
            <text:p>Netflix_FoodMarket_1920x1080_60fps_8bit_420_60f</text:p>
          </table:table-cell>
          <table:table-cell table:style-name="ce4" table:formula="of:=AVERAGE([.B51];[.B53])" office:value-type="float" office:value="33.8853" calcext:value-type="float">
            <text:p>33,8853</text:p>
          </table:table-cell>
          <table:table-cell table:style-name="ce4" table:formula="of:=AVERAGE([.B52];[.B54])" office:value-type="float" office:value="14.19145" calcext:value-type="float">
            <text:p>14,19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90.3957" calcext:value-type="float">
            <text:p>90,3957</text:p>
          </table:table-cell>
          <table:table-cell table:number-columns-repeated="2"/>
          <table:table-cell table:style-name="ce2" table:formula="of:=[.A55]" office:value-type="string" office:string-value="Netflix_PierSeaside_1920x1080_60fps_8bit_420_60f" calcext:value-type="string">
            <text:p>Netflix_PierSeaside_1920x1080_60fps_8bit_420_60f</text:p>
          </table:table-cell>
          <table:table-cell table:style-name="ce4" table:formula="of:=AVERAGE([.B57];[.B59])" office:value-type="float" office:value="55.27155" calcext:value-type="float">
            <text:p>55,27155</text:p>
          </table:table-cell>
          <table:table-cell table:style-name="ce4" table:formula="of:=AVERAGE([.B58];[.B60])" office:value-type="float" office:value="12.63045" calcext:value-type="float">
            <text:p>12,63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18.9588" calcext:value-type="float">
            <text:p>18,9588</text:p>
          </table:table-cell>
          <table:table-cell table:number-columns-repeated="2"/>
          <table:table-cell table:style-name="ce2" table:formula="of:=[.A61]" office:value-type="string" office:string-value="Netflix_SquareAndTimelapse_1920x1080_60fps_8bit_420_60f" calcext:value-type="string">
            <text:p>Netflix_SquareAndTimelapse_1920x1080_60fps_8bit_420_60f</text:p>
          </table:table-cell>
          <table:table-cell table:style-name="ce4" table:formula="of:=AVERAGE([.B63];[.B65])" office:value-type="float" office:value="57.6687" calcext:value-type="float">
            <text:p>57,6687</text:p>
          </table:table-cell>
          <table:table-cell table:style-name="ce4" table:formula="of:=AVERAGE([.B64];[.B66])" office:value-type="float" office:value="18.76675" calcext:value-type="float">
            <text:p>18,76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cks_take_off_1080p50_60f</text:p>
          </table:table-cell>
          <table:table-cell table:number-columns-repeated="3"/>
          <table:table-cell table:style-name="ce2" table:formula="of:=[.A67]" office:value-type="string" office:string-value="Netflix_TunnelFlag_1920x1080_60fps_8bit_420_60f" calcext:value-type="string">
            <text:p>Netflix_TunnelFlag_1920x1080_60fps_8bit_420_60f</text:p>
          </table:table-cell>
          <table:table-cell table:style-name="ce4" table:formula="of:=AVERAGE([.B69];[.B71])" office:value-type="float" office:value="86.8647" calcext:value-type="float">
            <text:p>86,8647</text:p>
          </table:table-cell>
          <table:table-cell table:style-name="ce4" table:formula="of:=AVERAGE([.B70];[.B72])" office:value-type="float" office:value="52.5665" calcext:value-type="float">
            <text:p>52,5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3"/>
          <table:table-cell table:style-name="ce2" table:formula="of:=[.A73]" office:value-type="string" office:string-value="old_town_cross_1080p50_60f" calcext:value-type="string">
            <text:p>old_town_cross_1080p50_60f</text:p>
          </table:table-cell>
          <table:table-cell table:style-name="ce4" table:formula="of:=AVERAGE([.B75];[.B77])" office:value-type="float" office:value="52.5347" calcext:value-type="float">
            <text:p>52,5347</text:p>
          </table:table-cell>
          <table:table-cell table:style-name="ce4" table:formula="of:=AVERAGE([.B76];[.B78])" office:value-type="float" office:value="9.404715" calcext:value-type="float">
            <text:p>9,404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72.5449" calcext:value-type="float">
            <text:p>72,5449</text:p>
          </table:table-cell>
          <table:table-cell table:number-columns-repeated="2"/>
          <table:table-cell table:style-name="ce2" table:formula="of:=[.A79]" office:value-type="string" office:string-value="pan_hdr_amazon_1080p" calcext:value-type="string">
            <text:p>pan_hdr_amazon_1080p</text:p>
          </table:table-cell>
          <table:table-cell table:style-name="ce4" table:formula="of:=AVERAGE([.B81];[.B83])" office:value-type="float" office:value="33.15095" calcext:value-type="float">
            <text:p>33,15095</text:p>
          </table:table-cell>
          <table:table-cell table:style-name="ce4" table:formula="of:=AVERAGE([.B82];[.B84])" office:value-type="float" office:value="10.13321" calcext:value-type="float">
            <text:p>10,13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1.3659" calcext:value-type="float">
            <text:p>11,3659</text:p>
          </table:table-cell>
          <table:table-cell table:number-columns-repeated="2"/>
          <table:table-cell table:style-name="ce2" table:formula="of:=[.A85]" office:value-type="string" office:string-value="park_joy_1080p50_60f" calcext:value-type="string">
            <text:p>park_joy_1080p50_60f</text:p>
          </table:table-cell>
          <table:table-cell table:style-name="ce4" table:formula="of:=AVERAGE([.B87];[.B89])" office:value-type="float" office:value="87.7092" calcext:value-type="float">
            <text:p>87,7092</text:p>
          </table:table-cell>
          <table:table-cell table:style-name="ce4" table:formula="of:=AVERAGE([.B88];[.B90])" office:value-type="float" office:value="30.2148" calcext:value-type="float">
            <text:p>30,2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69.4483" calcext:value-type="float">
            <text:p>69,4483</text:p>
          </table:table-cell>
          <table:table-cell table:number-columns-repeated="2"/>
          <table:table-cell table:style-name="ce2" table:formula="of:=[.A91]" office:value-type="string" office:string-value="pedestrian_area_1080p25_60f" calcext:value-type="string">
            <text:p>pedestrian_area_1080p25_60f</text:p>
          </table:table-cell>
          <table:table-cell table:style-name="ce4" table:formula="of:=AVERAGE([.B93];[.B95])" office:value-type="float" office:value="30.39715" calcext:value-type="float">
            <text:p>30,39715</text:p>
          </table:table-cell>
          <table:table-cell table:style-name="ce4" table:formula="of:=AVERAGE([.B94];[.B96])" office:value-type="float" office:value="16.90815" calcext:value-type="float">
            <text:p>16,90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10.3063" calcext:value-type="float">
            <text:p>10,3063</text:p>
          </table:table-cell>
          <table:table-cell table:number-columns-repeated="2"/>
          <table:table-cell table:style-name="ce2" table:formula="of:=[.A97]" office:value-type="string" office:string-value="rush_field_cuts_1080p_60f" calcext:value-type="string">
            <text:p>rush_field_cuts_1080p_60f</text:p>
          </table:table-cell>
          <table:table-cell table:style-name="ce4" table:formula="of:=AVERAGE([.B99];[.B101])" office:value-type="float" office:value="81.15085" calcext:value-type="float">
            <text:p>81,15085</text:p>
          </table:table-cell>
          <table:table-cell table:style-name="ce4" table:formula="of:=AVERAGE([.B100];[.B102])" office:value-type="float" office:value="11.6423" calcext:value-type="float">
            <text:p>11,6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tar_hdr_amazon_1080p</text:p>
          </table:table-cell>
          <table:table-cell table:number-columns-repeated="3"/>
          <table:table-cell table:style-name="ce2" table:formula="of:=[.A103]" office:value-type="string" office:string-value="rush_hour_1080p25_60f" calcext:value-type="string">
            <text:p>rush_hour_1080p25_60f</text:p>
          </table:table-cell>
          <table:table-cell table:style-name="ce4" table:formula="of:=AVERAGE([.B105];[.B107])" office:value-type="float" office:value="22.27045" calcext:value-type="float">
            <text:p>22,27045</text:p>
          </table:table-cell>
          <table:table-cell table:style-name="ce4" table:formula="of:=AVERAGE([.B106];[.B108])" office:value-type="float" office:value="11.18638" calcext:value-type="float">
            <text:p>11,18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3"/>
          <table:table-cell table:style-name="ce2" table:formula="of:=[.A109]" office:value-type="string" office:string-value="seaplane_hdr_amazon_1080p" calcext:value-type="string">
            <text:p>seaplane_hdr_amazon_1080p</text:p>
          </table:table-cell>
          <table:table-cell table:style-name="ce4" table:formula="of:=AVERAGE([.B111];[.B113])" office:value-type="float" office:value="44.5883" calcext:value-type="float">
            <text:p>44,5883</text:p>
          </table:table-cell>
          <table:table-cell table:style-name="ce4" table:formula="of:=AVERAGE([.B112];[.B114])" office:value-type="float" office:value="7.89025" calcext:value-type="float">
            <text:p>7,89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22.8526" calcext:value-type="float">
            <text:p>22,8526</text:p>
          </table:table-cell>
          <table:table-cell table:number-columns-repeated="2"/>
          <table:table-cell table:style-name="ce2" table:formula="of:=[.A115]" office:value-type="string" office:string-value="station2_1080p25_60f" calcext:value-type="string">
            <text:p>station2_1080p25_60f</text:p>
          </table:table-cell>
          <table:table-cell table:style-name="ce4" table:formula="of:=AVERAGE([.B117];[.B119])" office:value-type="float" office:value="29.3336" calcext:value-type="float">
            <text:p>29,3336</text:p>
          </table:table-cell>
          <table:table-cell table:style-name="ce4" table:formula="of:=AVERAGE([.B118];[.B120])" office:value-type="float" office:value="11.08603" calcext:value-type="float">
            <text:p>11,08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8.66829" calcext:value-type="float">
            <text:p>8,66829</text:p>
          </table:table-cell>
          <table:table-cell table:number-columns-repeated="2"/>
          <table:table-cell table:style-name="ce2" table:formula="of:=[.A121]" office:value-type="string" office:string-value="touchdown_pass_1080p_60f" calcext:value-type="string">
            <text:p>touchdown_pass_1080p_60f</text:p>
          </table:table-cell>
          <table:table-cell table:style-name="ce4" table:formula="of:=AVERAGE([.B123];[.B125])" office:value-type="float" office:value="47.967" calcext:value-type="float">
            <text:p>47,967</text:p>
          </table:table-cell>
          <table:table-cell table:style-name="ce4" table:formula="of:=AVERAGE([.B124];[.B126])" office:value-type="float" office:value="10.86292" calcext:value-type="float">
            <text:p>10,86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16.583" calcext:value-type="float">
            <text:p>16,5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fe_1080p30_6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74.1863" calcext:value-type="float">
            <text:p>74,18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8.3927" calcext:value-type="float">
            <text:p>18,39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69.9276" calcext:value-type="float">
            <text:p>69,92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12.8049" calcext:value-type="float">
            <text:p>12,80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flix_Aerial_1920x1080_60fps_8bit_420_6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51.1612" calcext:value-type="float">
            <text:p>51,16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2.2832" calcext:value-type="float">
            <text:p>12,2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43.8841" calcext:value-type="float">
            <text:p>43,8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4.99437" calcext:value-type="float">
            <text:p>4,994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flix_Boat_1920x1080_60fps_8bit_420_6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83.0665" calcext:value-type="float">
            <text:p>83,0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9.2574" calcext:value-type="float">
            <text:p>19,25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80.5725" calcext:value-type="float">
            <text:p>80,57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15.7227" calcext:value-type="float">
            <text:p>15,72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flix_Crosswalk_1920x1080_60fps_8bit_420_6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22.9978" calcext:value-type="float">
            <text:p>22,99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6.8991" calcext:value-type="float">
            <text:p>16,89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14.9004" calcext:value-type="float">
            <text:p>14,9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10.7945" calcext:value-type="float">
            <text:p>10,7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flix_FoodMarket_1920x1080_60fps_8bit_420_6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37.1704" calcext:value-type="float">
            <text:p>37,1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7.3916" calcext:value-type="float">
            <text:p>17,3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30.6002" calcext:value-type="float">
            <text:p>30,6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10.9913" calcext:value-type="float">
            <text:p>10,99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flix_PierSeaside_1920x1080_60fps_8bit_420_60f</text:p>
          </table:table-cell>
          <table:table-cell table:number-columns-repeated="4"/>
          <table:table-cell office:value-type="string" calcext:value-type="string">
            <text:p>seleciona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4"/>
          <table:table-cell office:value-type="string" calcext:value-type="string">
            <text:p>experimento</text:p>
          </table:table-cell>
          <table:table-cell office:value-type="string" calcext:value-type="string">
            <text:p>guitar_hdr_amazon</text:p>
          </table:table-cell>
          <table:table-cell office:value-type="string" calcext:value-type="string">
            <text:p>netflix_tunnelF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56.1432" calcext:value-type="float">
            <text:p>56,1432</text:p>
          </table:table-cell>
          <table:table-cell table:number-columns-repeated="3"/>
          <table:table-cell office:value-type="string" calcext:value-type="string">
            <text:p>transcodificação</text:p>
          </table:table-cell>
          <table:table-cell office:value-type="string" calcext:value-type="string">
            <text:p>netflix_crosswalk</text:p>
          </table:table-cell>
          <table:table-cell office:value-type="string" calcext:value-type="string">
            <text:p>seaplane_hdr_amazon</text:p>
          </table:table-cell>
          <table:table-cell office:value-type="string" calcext:value-type="string">
            <text:p>parkjoy</text:p>
          </table:table-cell>
          <table:table-cell office:value-type="string" calcext:value-type="string">
            <text:p>crowd_run</text:p>
          </table:table-cell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3.8694" calcext:value-type="float">
            <text:p>13,8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54.3999" calcext:value-type="float">
            <text:p>54,3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11.3915" calcext:value-type="float">
            <text:p>11,39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flix_SquareAndTimelapse_1920x1080_60fps_8bit_420_6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58.7732" calcext:value-type="float">
            <text:p>58,7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20.5378" calcext:value-type="float">
            <text:p>20,5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56.5642" calcext:value-type="float">
            <text:p>56,56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16.9957" calcext:value-type="float">
            <text:p>16,99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flix_TunnelFlag_1920x1080_60fps_8bit_420_6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92.051" calcext:value-type="float">
            <text:p>92,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55.3693" calcext:value-type="float">
            <text:p>55,3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81.6784" calcext:value-type="float">
            <text:p>81,6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49.7637" calcext:value-type="float">
            <text:p>49,76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d_town_cross_1080p50_6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53.2693" calcext:value-type="float">
            <text:p>53,2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1.4226" calcext:value-type="float">
            <text:p>11,42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51.8001" calcext:value-type="float">
            <text:p>51,8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7.38683" calcext:value-type="float">
            <text:p>7,386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n_hdr_amazon_1080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38.8417" calcext:value-type="float">
            <text:p>38,8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1.8205" calcext:value-type="float">
            <text:p>11,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27.4602" calcext:value-type="float">
            <text:p>27,4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8.44592" calcext:value-type="float">
            <text:p>8,445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k_joy_1080p50_6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101.55" calcext:value-type="float">
            <text:p>101,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34.5596" calcext:value-type="float">
            <text:p>34,55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73.8684" calcext:value-type="float">
            <text:p>73,86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25.87" calcext:value-type="float">
            <text:p>25,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destrian_area_1080p25_6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34.6969" calcext:value-type="float">
            <text:p>34,69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21.0827" calcext:value-type="float">
            <text:p>21,08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26.0974" calcext:value-type="float">
            <text:p>26,0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12.7336" calcext:value-type="float">
            <text:p>12,7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sh_field_cuts_1080p_6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81.5829" calcext:value-type="float">
            <text:p>81,58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2.2766" calcext:value-type="float">
            <text:p>12,27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80.7188" calcext:value-type="float">
            <text:p>80,71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11.008" calcext:value-type="float">
            <text:p>11,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sh_hour_1080p25_6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23.7966" calcext:value-type="float">
            <text:p>23,79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4.6054" calcext:value-type="float">
            <text:p>14,60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20.7443" calcext:value-type="float">
            <text:p>20,74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7.76736" calcext:value-type="float">
            <text:p>7,76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plane_hdr_amazon_1080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46.1987" calcext:value-type="float">
            <text:p>46,19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5.7805" calcext:value-type="float">
            <text:p>15,78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42.9779" calcext:value-type="float">
            <text:p>42,9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tion2_1080p25_6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30.5574" calcext:value-type="float">
            <text:p>30,55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2.4645" calcext:value-type="float">
            <text:p>12,46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28.1098" calcext:value-type="float">
            <text:p>28,10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9.70756" calcext:value-type="float">
            <text:p>9,707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uchdown_pass_1080p_6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51.8938" calcext:value-type="float">
            <text:p>51,8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3.8871" calcext:value-type="float">
            <text:p>13,8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44.0402" calcext:value-type="float">
            <text:p>44,0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7.83874" calcext:value-type="float">
            <text:p>7,83874</text:p>
          </table:table-cell>
          <table:table-cell table:number-columns-repeated="8"/>
        </table:table-row>
      </table:table>
      <table:table table:name="HD1080p_444" table:style-name="ta1">
        <table:shapes>
          <draw:frame draw:z-index="0" draw:style-name="gr1" draw:text-style-name="P1" svg:width="229.69mm" svg:height="90.05mm" svg:x="50.35mm" svg:y="43.02mm">
            <draw:object draw:notify-on-update-of-ranges="HD1080p_444.F2:HD1080p_444.F2 HD1080p_444.E2:HD1080p_444.E2 HD1080p_444.G2:HD1080p_444.G2 HD1080p_444.F3:HD1080p_444.F3 HD1080p_444.E3:HD1080p_444.E3 HD1080p_444.G3:HD1080p_444.G3 HD1080p_444.F4:HD1080p_444.F4 HD1080p_444.E4:HD1080p_444.E4 HD1080p_444.G4:HD1080p_444.G4 HD1080p_444.F5:HD1080p_444.F5 HD1080p_444.E5:HD1080p_444.E5 HD1080p_444.G5:HD1080p_444.G5 HD1080p_444.F6:HD1080p_444.F6 HD1080p_444.E6:HD1080p_444.E6 HD1080p_444.G6:HD1080p_444.G6 HD1080p_444.F7:HD1080p_444.F7 HD1080p_444.E7:HD1080p_444.E7 HD1080p_444.G7:HD1080p_444.G7 HD1080p_444.F8:HD1080p_444.F8 HD1080p_444.E8:HD1080p_444.E8 HD1080p_444.G8:HD1080p_444.G8 HD1080p_444.F9:HD1080p_444.F9 HD1080p_444.E9:HD1080p_444.E9 HD1080p_444.G9:HD1080p_444.G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SGO_60f</text:p>
          </table:table-cell>
          <table:table-cell table:number-columns-repeated="3"/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3"/>
          <table:table-cell table:style-name="ce2" table:formula="of:=[.A1]" office:value-type="string" office:string-value="CSGO_60f" calcext:value-type="string">
            <text:p>CSGO_60f</text:p>
          </table:table-cell>
          <table:table-cell table:style-name="ce3" table:formula="of:=AVERAGE([.B3];[.B5])" office:value-type="float" office:value="42.29625" calcext:value-type="float">
            <text:p>42,30</text:p>
          </table:table-cell>
          <table:table-cell table:style-name="ce3" table:formula="of:=AVERAGE([.B4];[.B6])" office:value-type="float" office:value="7.953945" calcext:value-type="float">
            <text:p>7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52.3382" calcext:value-type="float">
            <text:p>52,3382</text:p>
          </table:table-cell>
          <table:table-cell table:number-columns-repeated="2"/>
          <table:table-cell table:style-name="ce2" table:formula="of:=[.A7]" office:value-type="string" office:string-value="DOTA2_60f_420" calcext:value-type="string">
            <text:p>DOTA2_60f_420</text:p>
          </table:table-cell>
          <table:table-cell table:style-name="ce3" table:formula="of:=AVERAGE([.B9];[.B11])" office:value-type="float" office:value="65.05915" calcext:value-type="float">
            <text:p>65,06</text:p>
          </table:table-cell>
          <table:table-cell table:style-name="ce3" table:formula="of:=AVERAGE([.B10];[.B12])" office:value-type="float" office:value="11.334206" calcext:value-type="float">
            <text:p>11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4.2561" calcext:value-type="float">
            <text:p>14,2561</text:p>
          </table:table-cell>
          <table:table-cell table:number-columns-repeated="2"/>
          <table:table-cell table:style-name="ce2" table:formula="of:=[.A13]" office:value-type="string" office:string-value="EuroTruckSimulator2_60f" calcext:value-type="string">
            <text:p>EuroTruckSimulator2_60f</text:p>
          </table:table-cell>
          <table:table-cell table:style-name="ce3" table:formula="of:=AVERAGE([.B15];[.B17])" office:value-type="float" office:value="82.13565" calcext:value-type="float">
            <text:p>82,14</text:p>
          </table:table-cell>
          <table:table-cell table:style-name="ce3" table:formula="of:=AVERAGE([.B16];[.B18])" office:value-type="float" office:value="23.6931" calcext:value-type="float">
            <text:p>23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32.2543" calcext:value-type="float">
            <text:p>32,2543</text:p>
          </table:table-cell>
          <table:table-cell table:number-columns-repeated="2"/>
          <table:table-cell table:style-name="ce2" table:formula="of:=[.A19]" office:value-type="string" office:string-value="Hearthstone_60f" calcext:value-type="string">
            <text:p>Hearthstone_60f</text:p>
          </table:table-cell>
          <table:table-cell table:style-name="ce3" table:formula="of:=AVERAGE([.B21];[.B23])" office:value-type="float" office:value="78.2178" calcext:value-type="float">
            <text:p>78,22</text:p>
          </table:table-cell>
          <table:table-cell table:style-name="ce3" table:formula="of:=AVERAGE([.B22];[.B24])" office:value-type="float" office:value="6.458585" calcext:value-type="float">
            <text:p>6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1.65179" calcext:value-type="float">
            <text:p>1,65179</text:p>
          </table:table-cell>
          <table:table-cell table:number-columns-repeated="2"/>
          <table:table-cell table:style-name="ce2" table:formula="of:=[.A25]" office:value-type="string" office:string-value="MINECRAFT_60f_420" calcext:value-type="string">
            <text:p>MINECRAFT_60f_420</text:p>
          </table:table-cell>
          <table:table-cell table:style-name="ce3" table:formula="of:=AVERAGE([.B27];[.B29])" office:value-type="float" office:value="71.1776" calcext:value-type="float">
            <text:p>71,18</text:p>
          </table:table-cell>
          <table:table-cell table:style-name="ce3" table:formula="of:=AVERAGE([.B28];[.B30])" office:value-type="float" office:value="29.4188" calcext:value-type="float">
            <text:p>29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TA2_60f_420</text:p>
          </table:table-cell>
          <table:table-cell table:number-columns-repeated="3"/>
          <table:table-cell table:style-name="ce2" table:formula="of:=[.A31]" office:value-type="string" office:string-value="pvq_slideshow" calcext:value-type="string">
            <text:p>pvq_slideshow</text:p>
          </table:table-cell>
          <table:table-cell table:style-name="ce3" table:formula="of:=AVERAGE([.B33];[.B35])" office:value-type="float" office:value="152.611" calcext:value-type="float">
            <text:p>152,61</text:p>
          </table:table-cell>
          <table:table-cell table:style-name="ce3" table:formula="of:=AVERAGE([.B34];[.B36])" office:value-type="float" office:value="20.86805" calcext:value-type="float">
            <text:p>20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3"/>
          <table:table-cell table:style-name="ce2" table:formula="of:=[.A37]" office:value-type="string" office:string-value="STARCRAFT_60f_420" calcext:value-type="string">
            <text:p>STARCRAFT_60f_420</text:p>
          </table:table-cell>
          <table:table-cell table:style-name="ce4" table:formula="of:=AVERAGE([.B39];[.B41])" office:value-type="float" office:value="83.8634" calcext:value-type="float">
            <text:p>83,8634</text:p>
          </table:table-cell>
          <table:table-cell table:style-name="ce4" table:formula="of:=AVERAGE([.B40];[.B42])" office:value-type="float" office:value="3.05413" calcext:value-type="float">
            <text:p>3,05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67.6696" calcext:value-type="float">
            <text:p>67,6696</text:p>
          </table:table-cell>
          <table:table-cell table:number-columns-repeated="2"/>
          <table:table-cell table:style-name="ce2" table:formula="of:=[.A43]" office:value-type="string" office:string-value="wikipedia_420" calcext:value-type="string">
            <text:p>wikipedia_420</text:p>
          </table:table-cell>
          <table:table-cell table:style-name="ce4" table:formula="of:=AVERAGE([.B45];[.B47])" office:value-type="float" office:value="140.977" calcext:value-type="float">
            <text:p>140,977</text:p>
          </table:table-cell>
          <table:table-cell table:style-name="ce4" table:formula="of:=AVERAGE([.B46];[.B48])" office:value-type="float" office:value="22.853" calcext:value-type="float">
            <text:p>22,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22.1324" calcext:value-type="float">
            <text:p>22,13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62.4487" calcext:value-type="float">
            <text:p>62,4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0.536012" calcext:value-type="float">
            <text:p>0,536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uroTruckSimulator2_6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83.1277" calcext:value-type="float">
            <text:p>83,12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24.2019" calcext:value-type="float">
            <text:p>24,20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81.1436" calcext:value-type="float">
            <text:p>81,14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23.1843" calcext:value-type="float">
            <text:p>23,1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arthstone_6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78.5952" calcext:value-type="float">
            <text:p>78,59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1.4919" calcext:value-type="float">
            <text:p>11,49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77.8404" calcext:value-type="float">
            <text:p>77,84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1.42527" calcext:value-type="float">
            <text:p>1,425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ECRAFT_60f_4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73.8391" calcext:value-type="float">
            <text:p>73,8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38.0056" calcext:value-type="float">
            <text:p>38,0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68.5161" calcext:value-type="float">
            <text:p>68,51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20.832" calcext:value-type="float">
            <text:p>20,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vq_slidesh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4"/>
          <table:table-cell office:value-type="string" calcext:value-type="string">
            <text:p>seleciona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161.342" calcext:value-type="float">
            <text:p>161,342</text:p>
          </table:table-cell>
          <table:table-cell table:number-columns-repeated="3"/>
          <table:table-cell office:value-type="string" calcext:value-type="string">
            <text:p>experimento</text:p>
          </table:table-cell>
          <table:table-cell office:value-type="string" calcext:value-type="string">
            <text:p>CSGO</text:p>
          </table:table-cell>
          <table:table-cell office:value-type="string" calcext:value-type="string">
            <text:p>pvq_slidesh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41.7361" calcext:value-type="float">
            <text:p>41,7361</text:p>
          </table:table-cell>
          <table:table-cell table:number-columns-repeated="3"/>
          <table:table-cell office:value-type="string" calcext:value-type="string">
            <text:p>transcodificação</text:p>
          </table:table-cell>
          <table:table-cell office:value-type="string" calcext:value-type="string">
            <text:p>DOTA2</text:p>
          </table:table-cell>
          <table:table-cell office:value-type="string" calcext:value-type="string">
            <text:p>starcraft</text:p>
          </table:table-cell>
          <table:table-cell office:value-type="string" calcext:value-type="string">
            <text:p>minecraft</text:p>
          </table:table-cell>
          <table:table-cell office:value-type="string" calcext:value-type="string">
            <text:p>wikipedia</text:p>
          </table:table-cell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143.88" calcext:value-type="float">
            <text:p>143,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CRAFT_60f_4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84.2198" calcext:value-type="float">
            <text:p>84,21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3.97111" calcext:value-type="float">
            <text:p>3,97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83.507" calcext:value-type="float">
            <text:p>83,5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2.13715" calcext:value-type="float">
            <text:p>2,13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kipedia_4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164.357" calcext:value-type="float">
            <text:p>164,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45.706" calcext:value-type="float">
            <text:p>45,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117.597" calcext:value-type="float">
            <text:p>117,5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UHD4K" table:style-name="ta1">
        <table:shapes>
          <draw:frame draw:z-index="0" draw:style-name="gr1" draw:text-style-name="P1" svg:width="240.96mm" svg:height="107.31mm" svg:x="89.97mm" svg:y="41.7mm">
            <draw:object draw:notify-on-update-of-ranges="UHD4K.F2:UHD4K.F2 UHD4K.E2:UHD4K.E2 UHD4K.G2:UHD4K.G2 UHD4K.F3:UHD4K.F3 UHD4K.E3:UHD4K.E3 UHD4K.G3:UHD4K.G3 UHD4K.F4:UHD4K.F4 UHD4K.E4:UHD4K.E4 UHD4K.G4:UHD4K.G4 UHD4K.F5:UHD4K.F5 UHD4K.E5:UHD4K.E5 UHD4K.G5:UHD4K.G5 UHD4K.F6:UHD4K.F6 UHD4K.E6:UHD4K.E6 UHD4K.G6:UHD4K.G6 UHD4K.F7:UHD4K.F7 UHD4K.E7:UHD4K.E7 UHD4K.G7:UHD4K.G7 UHD4K.F8:UHD4K.F8 UHD4K.E8:UHD4K.E8 UHD4K.G8:UHD4K.G8 UHD4K.F9:UHD4K.F9 UHD4K.E9:UHD4K.E9 UHD4K.G9:UHD4K.G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etflix_BarScene_4096x2160_60fps_10bit_420_60f</text:p>
          </table:table-cell>
          <table:table-cell table:number-columns-repeated="3"/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3"/>
          <table:table-cell table:style-name="ce2" table:formula="of:=[.A1]" office:value-type="string" office:string-value="Netflix_BarScene_4096x2160_60fps_10bit_420_60f" calcext:value-type="string">
            <text:p>Netflix_BarScene_4096x2160_60fps_10bit_420_60f</text:p>
          </table:table-cell>
          <table:table-cell table:style-name="ce3" table:formula="of:=AVERAGE([.B3];[.B5])" office:value-type="float" office:value="12.1419" calcext:value-type="float">
            <text:p>12,14</text:p>
          </table:table-cell>
          <table:table-cell table:style-name="ce3" table:formula="of:=AVERAGE([.B4];[.B6])" office:value-type="float" office:value="3.974895" calcext:value-type="float">
            <text:p>3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12.2348" calcext:value-type="float">
            <text:p>12,2348</text:p>
          </table:table-cell>
          <table:table-cell table:number-columns-repeated="2"/>
          <table:table-cell table:style-name="ce2" table:formula="of:=[.A7]" office:value-type="string" office:string-value="Netflix_BoxingPractice_4096x2160_60fps_10bit_420_60f" calcext:value-type="string">
            <text:p>Netflix_BoxingPractice_4096x2160_60fps_10bit_420_60f</text:p>
          </table:table-cell>
          <table:table-cell table:style-name="ce3" table:formula="of:=AVERAGE([.B9];[.B11])" office:value-type="float" office:value="35.0535" calcext:value-type="float">
            <text:p>35,05</text:p>
          </table:table-cell>
          <table:table-cell table:style-name="ce3" table:formula="of:=AVERAGE([.B10];[.B12])" office:value-type="float" office:value="17.04855" calcext:value-type="float">
            <text:p>17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4.06169" calcext:value-type="float">
            <text:p>4,06169</text:p>
          </table:table-cell>
          <table:table-cell table:number-columns-repeated="2"/>
          <table:table-cell table:style-name="ce2" table:formula="of:=[.A13]" office:value-type="string" office:string-value="Netflix_Dancers_4096x2160_60fps_10bit_420_60f" calcext:value-type="string">
            <text:p>Netflix_Dancers_4096x2160_60fps_10bit_420_60f</text:p>
          </table:table-cell>
          <table:table-cell table:style-name="ce3" table:formula="of:=AVERAGE([.B15];[.B17])" office:value-type="float" office:value="9.93624" calcext:value-type="float">
            <text:p>9,94</text:p>
          </table:table-cell>
          <table:table-cell table:style-name="ce3" table:formula="of:=AVERAGE([.B16];[.B18])" office:value-type="float" office:value="6.00102" calcext:value-type="float">
            <text:p>6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12.049" calcext:value-type="float">
            <text:p>12,049</text:p>
          </table:table-cell>
          <table:table-cell table:number-columns-repeated="2"/>
          <table:table-cell table:style-name="ce2" table:formula="of:=[.A19]" office:value-type="string" office:string-value="Netflix_Narrator_4096x2160_60fps_10bit_420_60f" calcext:value-type="string">
            <text:p>Netflix_Narrator_4096x2160_60fps_10bit_420_60f</text:p>
          </table:table-cell>
          <table:table-cell table:style-name="ce3" table:formula="of:=AVERAGE([.B21];[.B23])" office:value-type="float" office:value="19.14595" calcext:value-type="float">
            <text:p>19,15</text:p>
          </table:table-cell>
          <table:table-cell table:style-name="ce3" table:formula="of:=AVERAGE([.B22];[.B24])" office:value-type="float" office:value="5.845255" calcext:value-type="float">
            <text:p>5,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3.8881" calcext:value-type="float">
            <text:p>3,8881</text:p>
          </table:table-cell>
          <table:table-cell table:number-columns-repeated="2"/>
          <table:table-cell table:style-name="ce2" table:formula="of:=[.A25]" office:value-type="string" office:string-value="Netflix_RitualDance_4096x2160_60fps_10bit_420_60f" calcext:value-type="string">
            <text:p>Netflix_RitualDance_4096x2160_60fps_10bit_420_60f</text:p>
          </table:table-cell>
          <table:table-cell table:style-name="ce3" table:formula="of:=AVERAGE([.B27];[.B29])" office:value-type="float" office:value="21.4679" calcext:value-type="float">
            <text:p>21,47</text:p>
          </table:table-cell>
          <table:table-cell table:style-name="ce3" table:formula="of:=AVERAGE([.B28];[.B30])" office:value-type="float" office:value="16.18647" calcext:value-type="float">
            <text:p>16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flix_BoxingPractice_4096x2160_60fps_10bit_420_60f</text:p>
          </table:table-cell>
          <table:table-cell table:number-columns-repeated="3"/>
          <table:table-cell table:style-name="ce2" table:formula="of:=[.A31]" office:value-type="string" office:string-value="Netflix_ToddlerFountain_4096x2160_60fps_10bit_420_60f" calcext:value-type="string">
            <text:p>Netflix_ToddlerFountain_4096x2160_60fps_10bit_420_60f</text:p>
          </table:table-cell>
          <table:table-cell table:style-name="ce3" table:formula="of:=AVERAGE([.B33];[.B35])" office:value-type="float" office:value="44.37435" calcext:value-type="float">
            <text:p>44,37</text:p>
          </table:table-cell>
          <table:table-cell table:style-name="ce3" table:formula="of:=AVERAGE([.B34];[.B36])" office:value-type="float" office:value="27.3736" calcext:value-type="float">
            <text:p>27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3"/>
          <table:table-cell table:style-name="ce2" table:formula="of:=[.A37]" office:value-type="string" office:string-value="Netflix_WindAndNature_4096x2160_60fps_10bit_420_60f" calcext:value-type="string">
            <text:p>Netflix_WindAndNature_4096x2160_60fps_10bit_420_60f</text:p>
          </table:table-cell>
          <table:table-cell table:style-name="ce3" table:formula="of:=AVERAGE([.B39];[.B41])" office:value-type="float" office:value="36.63635" calcext:value-type="float">
            <text:p>36,64</text:p>
          </table:table-cell>
          <table:table-cell table:style-name="ce3" table:formula="of:=AVERAGE([.B40];[.B42])" office:value-type="float" office:value="7.13828" calcext:value-type="float">
            <text:p>7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35.5664" calcext:value-type="float">
            <text:p>35,5664</text:p>
          </table:table-cell>
          <table:table-cell table:number-columns-repeated="2"/>
          <table:table-cell table:style-name="ce2" table:formula="of:=[.A43]" office:value-type="string" office:string-value="street_hdr_amazon_2160p" calcext:value-type="string">
            <text:p>street_hdr_amazon_2160p</text:p>
          </table:table-cell>
          <table:table-cell table:style-name="ce3" table:formula="of:=AVERAGE([.B45];[.B47])" office:value-type="float" office:value="57.24785" calcext:value-type="float">
            <text:p>57,25</text:p>
          </table:table-cell>
          <table:table-cell table:style-name="ce3" table:formula="of:=AVERAGE([.B46];[.B48])" office:value-type="float" office:value="23.102475" calcext:value-type="float">
            <text:p>23,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18.3715" calcext:value-type="float">
            <text:p>18,3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34.5406" calcext:value-type="float">
            <text:p>34,54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15.7256" calcext:value-type="float">
            <text:p>15,72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flix_Dancers_4096x2160_60fps_10bit_420_6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10.5336" calcext:value-type="float">
            <text:p>10,5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6.45473" calcext:value-type="float">
            <text:p>6,454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9.33888" calcext:value-type="float">
            <text:p>9,338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5.54731" calcext:value-type="float">
            <text:p>5,547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flix_Narrator_4096x2160_60fps_10bit_420_6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19.8965" calcext:value-type="float">
            <text:p>19,89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6.80655" calcext:value-type="float">
            <text:p>6,80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18.3954" calcext:value-type="float">
            <text:p>18,3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4.88396" calcext:value-type="float">
            <text:p>4,883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flix_RitualDance_4096x2160_60fps_10bit_420_6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26.0762" calcext:value-type="float">
            <text:p>26,0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24.2725" calcext:value-type="float">
            <text:p>24,27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16.8596" calcext:value-type="float">
            <text:p>16,85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8.10044" calcext:value-type="float">
            <text:p>8,100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flix_ToddlerFountain_4096x2160_60fps_10bit_420_60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45.4024" calcext:value-type="float">
            <text:p>45,40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28.5102" calcext:value-type="float">
            <text:p>28,5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43.3463" calcext:value-type="float">
            <text:p>43,34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26.237" calcext:value-type="float">
            <text:p>26,237</text:p>
          </table:table-cell>
          <table:table-cell table:number-columns-repeated="3"/>
          <table:table-cell office:value-type="string" calcext:value-type="string">
            <text:p>seleciona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flix_WindAndNature_4096x2160_60fps_10bit_420_60f</text:p>
          </table:table-cell>
          <table:table-cell table:number-columns-repeated="4"/>
          <table:table-cell office:value-type="string" calcext:value-type="string">
            <text:p>experimento</text:p>
          </table:table-cell>
          <table:table-cell office:value-type="string" calcext:value-type="string">
            <text:p>netflix_barscene</text:p>
          </table:table-cell>
          <table:table-cell office:value-type="string" calcext:value-type="string">
            <text:p>street_hdr_amaz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4"/>
          <table:table-cell office:value-type="string" calcext:value-type="string">
            <text:p>transcodificação</text:p>
          </table:table-cell>
          <table:table-cell office:value-type="string" calcext:value-type="string">
            <text:p>netflix_dancers</text:p>
          </table:table-cell>
          <table:table-cell office:value-type="string" calcext:value-type="string">
            <text:p>netflix_narrator</text:p>
          </table:table-cell>
          <table:table-cell office:value-type="string" calcext:value-type="string">
            <text:p>netflix_toddlerFountain</text:p>
          </table:table-cell>
          <table:table-cell office:value-type="string" calcext:value-type="string">
            <text:p>netflix_windAndNature</text:p>
          </table:table-cell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37.55" calcext:value-type="float">
            <text:p>37,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7.52123" calcext:value-type="float">
            <text:p>7,52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35.7227" calcext:value-type="float">
            <text:p>35,72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6.75533" calcext:value-type="float">
            <text:p>6,755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eet_hdr_amazon_2160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meCount,SI,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SI:</text:p>
          </table:table-cell>
          <table:table-cell office:value-type="float" office:value="103.597" calcext:value-type="float">
            <text:p>103,5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I:</text:p>
          </table:table-cell>
          <table:table-cell office:value-type="float" office:value="41.8936" calcext:value-type="float">
            <text:p>41,89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SI:</text:p>
          </table:table-cell>
          <table:table-cell office:value-type="float" office:value="10.8987" calcext:value-type="float">
            <text:p>10,89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I:</text:p>
          </table:table-cell>
          <table:table-cell office:value-type="float" office:value="4.31135" calcext:value-type="float">
            <text:p>4,3113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17:48:06.991052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21:09:34.677191743</meta:creation-date>
    <dc:date>2019-11-19T17:52:00.684173665</dc:date>
    <meta:editing-duration>PT2H43M45S</meta:editing-duration>
    <meta:editing-cycles>19</meta:editing-cycles>
    <meta:generator>LibreOffice/6.0.7.3$Linux_X86_64 LibreOffice_project/00m0$Build-3</meta:generator>
    <meta:document-statistic meta:table-count="6" meta:cell-count="103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scatter" chart:style-name="ch1">
        <chart:title svg:x="5.965cm" svg:y="0.316cm" chart:style-name="ch2">
          <text:p>SITI of 240p Videos</text:p>
        </chart:title>
        <chart:legend chart:legend-position="end" svg:x="11.256cm" svg:y="2.959cm" style:legend-expansion="high" chart:style-name="ch3"/>
        <chart:plot-area chart:style-name="ch4" table:cell-range-address="240p.E2:240p.G2 240p.E3:240p.E7 240p.G3:240p.G7" chart:data-source-has-labels="column" svg:x="1.33cm" svg:y="1.275cm" svg:width="9.607cm" svg:height="6.57cm">
          <chartooo:coordinate-region svg:x="1.951cm" svg:y="1.474cm" svg:width="8.705cm" svg:height="5.724cm"/>
          <chart:axis chart:dimension="x" chart:name="primary-x" chart:style-name="ch5">
            <chart:title svg:x="4.435cm" svg:y="8.025cm" chart:style-name="ch6">
              <text:p>Spatial Information (SI)</text:p>
            </chart:title>
          </chart:axis>
          <chart:axis chart:dimension="y" chart:name="primary-y" chart:style-name="ch5">
            <chart:title svg:x="0.451cm" svg:y="6.43cm" chart:style-name="ch7">
              <text:p>Temporal Information (TI)</text:p>
            </chart:title>
            <chart:grid chart:style-name="ch8" chart:class="major"/>
          </chart:axis>
          <chart:series chart:style-name="ch9" chart:values-cell-range-address="240p.G2:240p.G2" chart:label-cell-address="240p.E2:240p.E2" chart:class="chart:scatter">
            <chart:domain table:cell-range-address="240p.F2:240p.F2"/>
            <chart:data-point/>
          </chart:series>
          <chart:series chart:style-name="ch10" chart:values-cell-range-address="240p.G3:240p.G3" chart:label-cell-address="240p.E3:240p.E3" chart:class="chart:scatter">
            <chart:domain table:cell-range-address="240p.F3:240p.F3"/>
            <chart:data-point/>
          </chart:series>
          <chart:series chart:style-name="ch11" chart:values-cell-range-address="240p.G4:240p.G4" chart:label-cell-address="240p.E4:240p.E4" chart:class="chart:scatter">
            <chart:domain table:cell-range-address="240p.F4:240p.F4"/>
            <chart:data-point/>
          </chart:series>
          <chart:series chart:style-name="ch12" chart:values-cell-range-address="240p.G5:240p.G5" chart:label-cell-address="240p.E5:240p.E5" chart:class="chart:scatter">
            <chart:domain table:cell-range-address="240p.F5:240p.F5"/>
            <chart:data-point/>
          </chart:series>
          <chart:series chart:style-name="ch13" chart:values-cell-range-address="240p.G6:240p.G6" chart:label-cell-address="240p.E6:240p.E6" chart:class="chart:scatter">
            <chart:domain table:cell-range-address="240p.F6:240p.F6"/>
            <chart:data-point/>
          </chart:series>
          <chart:series chart:style-name="ch14" chart:values-cell-range-address="240p.G7:240p.G7" chart:label-cell-address="240p.E7:240p.E7" chart:class="chart:scatter">
            <chart:domain table:cell-range-address="240p.F7:240p.F7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5.472">
                <text:p>105.472</text:p>
                <draw:g>
                  <svg:desc>240p.F2:240p.F2</svg:desc>
                </draw:g>
              </table:table-cell>
            </table:table-row>
            <table:table-row>
              <table:table-cell office:value-type="string">
                <text:p>bqfree_240p_120f</text:p>
                <draw:g>
                  <svg:desc>240p.E2:240p.E2</svg:desc>
                </draw:g>
              </table:table-cell>
              <table:table-cell office:value-type="float" office:value="11.824">
                <text:p>11.824</text:p>
                <draw:g>
                  <svg:desc>240p.G2:240p.G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2.254">
                <text:p>122.254</text:p>
                <draw:g>
                  <svg:desc>240p.F3:240p.F3</svg:desc>
                </draw:g>
              </table:table-cell>
            </table:table-row>
            <table:table-row>
              <table:table-cell office:value-type="string">
                <text:p>bqhighway_240p_120f</text:p>
                <draw:g>
                  <svg:desc>240p.E3:240p.E3</svg:desc>
                </draw:g>
              </table:table-cell>
              <table:table-cell office:value-type="float" office:value="8.07735">
                <text:p>8.07735</text:p>
                <draw:g>
                  <svg:desc>240p.G3:240p.G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9.11505">
                <text:p>89.11505</text:p>
                <draw:g>
                  <svg:desc>240p.F4:240p.F4</svg:desc>
                </draw:g>
              </table:table-cell>
            </table:table-row>
            <table:table-row>
              <table:table-cell office:value-type="string">
                <text:p>bqzoom_240p_120f</text:p>
                <draw:g>
                  <svg:desc>240p.E4:240p.E4</svg:desc>
                </draw:g>
              </table:table-cell>
              <table:table-cell office:value-type="float" office:value="11.11725">
                <text:p>11.11725</text:p>
                <draw:g>
                  <svg:desc>240p.G4:240p.G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3.5669">
                <text:p>73.5669</text:p>
                <draw:g>
                  <svg:desc>240p.F5:240p.F5</svg:desc>
                </draw:g>
              </table:table-cell>
            </table:table-row>
            <table:table-row>
              <table:table-cell office:value-type="string">
                <text:p>chairlift_240p_120f</text:p>
                <draw:g>
                  <svg:desc>240p.E5:240p.E5</svg:desc>
                </draw:g>
              </table:table-cell>
              <table:table-cell office:value-type="float" office:value="8.010875">
                <text:p>8.010875</text:p>
                <draw:g>
                  <svg:desc>240p.G5:240p.G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2.3779">
                <text:p>62.3779</text:p>
                <draw:g>
                  <svg:desc>240p.F6:240p.F6</svg:desc>
                </draw:g>
              </table:table-cell>
            </table:table-row>
            <table:table-row>
              <table:table-cell office:value-type="string">
                <text:p>dirtbike_240p_120f</text:p>
                <draw:g>
                  <svg:desc>240p.E6:240p.E6</svg:desc>
                </draw:g>
              </table:table-cell>
              <table:table-cell office:value-type="float" office:value="4.357075">
                <text:p>4.357075</text:p>
                <draw:g>
                  <svg:desc>240p.G6:240p.G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1.40995">
                <text:p>81.40995</text:p>
                <draw:g>
                  <svg:desc>240p.F7:240p.F7</svg:desc>
                </draw:g>
              </table:table-cell>
            </table:table-row>
            <table:table-row>
              <table:table-cell office:value-type="string">
                <text:p>mozzoom_240p_120f</text:p>
                <draw:g>
                  <svg:desc>240p.E7:240p.E7</svg:desc>
                </draw:g>
              </table:table-cell>
              <table:table-cell office:value-type="float" office:value="22.8463">
                <text:p>22.8463</text:p>
                <draw:g>
                  <svg:desc>240p.G7:240p.G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1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7.486cm" svg:height="10.705cm" xlink:href=".." xlink:type="simple" chart:class="chart:scatter" chart:style-name="ch1">
        <chart:title svg:x="11.715cm" svg:y="0.35cm" chart:style-name="ch2">
          <text:p>SITI of 360p Videos</text:p>
        </chart:title>
        <chart:legend chart:legend-position="end" svg:x="21.485cm" svg:y="1.567cm" style:legend-expansion="high" chart:style-name="ch3"/>
        <chart:plot-area chart:style-name="ch4" table:cell-range-address="360p.E2:360p.G2 360p.E3:360p.E5 360p.G3:360p.G5 360p.E7:360p.E17 360p.G7:360p.G17" chart:data-source-has-labels="column" svg:x="1.56cm" svg:y="1.343cm" svg:width="19.376cm" svg:height="8.167cm">
          <chartooo:coordinate-region svg:x="2.181cm" svg:y="1.542cm" svg:width="18.475cm" svg:height="7.321cm"/>
          <chart:axis chart:dimension="x" chart:name="primary-x" chart:style-name="ch5">
            <chart:title svg:x="9.55cm" svg:y="9.724cm" chart:style-name="ch6">
              <text:p>Spatial Information (SI)</text:p>
            </chart:title>
          </chart:axis>
          <chart:axis chart:dimension="y" chart:name="primary-y" chart:style-name="ch5">
            <chart:title svg:x="0.451cm" svg:y="7.296cm" chart:style-name="ch7">
              <text:p>Temporal Information (TI)</text:p>
            </chart:title>
            <chart:grid chart:style-name="ch8" chart:class="major"/>
          </chart:axis>
          <chart:series chart:style-name="ch9" chart:values-cell-range-address="360p.G2:360p.G2" chart:label-cell-address="360p.E2:360p.E2" chart:class="chart:scatter">
            <chart:domain table:cell-range-address="360p.F2:360p.F2"/>
            <chart:data-point/>
          </chart:series>
          <chart:series chart:style-name="ch10" chart:values-cell-range-address="360p.G3:360p.G3" chart:label-cell-address="360p.E3:360p.E3" chart:class="chart:scatter">
            <chart:domain table:cell-range-address="360p.F3:360p.F3"/>
            <chart:data-point/>
          </chart:series>
          <chart:series chart:style-name="ch11" chart:values-cell-range-address="360p.G4:360p.G4" chart:label-cell-address="360p.E4:360p.E4" chart:class="chart:scatter">
            <chart:domain table:cell-range-address="360p.F4:360p.F4"/>
            <chart:data-point/>
          </chart:series>
          <chart:series chart:style-name="ch12" chart:values-cell-range-address="360p.G5:360p.G5" chart:label-cell-address="360p.E5:360p.E5" chart:class="chart:scatter">
            <chart:domain table:cell-range-address="360p.F5:360p.F5"/>
            <chart:data-point/>
          </chart:series>
          <chart:series chart:style-name="ch13" chart:values-cell-range-address="360p.G7:360p.G7" chart:label-cell-address="360p.E7:360p.E7" chart:class="chart:scatter">
            <chart:domain table:cell-range-address="360p.F7:360p.F7"/>
            <chart:data-point/>
          </chart:series>
          <chart:series chart:style-name="ch14" chart:values-cell-range-address="360p.G8:360p.G8" chart:label-cell-address="360p.E8:360p.E8" chart:class="chart:scatter">
            <chart:domain table:cell-range-address="360p.F8:360p.F8"/>
            <chart:data-point/>
          </chart:series>
          <chart:series chart:style-name="ch15" chart:values-cell-range-address="360p.G9:360p.G9" chart:label-cell-address="360p.E9:360p.E9" chart:class="chart:scatter">
            <chart:domain table:cell-range-address="360p.F9:360p.F9"/>
            <chart:data-point/>
          </chart:series>
          <chart:series chart:style-name="ch16" chart:values-cell-range-address="360p.G10:360p.G10" chart:label-cell-address="360p.E10:360p.E10" chart:class="chart:scatter">
            <chart:domain table:cell-range-address="360p.F10:360p.F10"/>
            <chart:data-point/>
          </chart:series>
          <chart:series chart:style-name="ch17" chart:values-cell-range-address="360p.G11:360p.G11" chart:label-cell-address="360p.E11:360p.E11" chart:class="chart:scatter">
            <chart:domain table:cell-range-address="360p.F11:360p.F11"/>
            <chart:data-point/>
          </chart:series>
          <chart:series chart:style-name="ch18" chart:values-cell-range-address="360p.G12:360p.G12" chart:label-cell-address="360p.E12:360p.E12" chart:class="chart:scatter">
            <chart:domain table:cell-range-address="360p.F12:360p.F12"/>
            <chart:data-point/>
          </chart:series>
          <chart:series chart:style-name="ch19" chart:values-cell-range-address="360p.G13:360p.G13" chart:label-cell-address="360p.E13:360p.E13" chart:class="chart:scatter">
            <chart:domain table:cell-range-address="360p.F13:360p.F13"/>
            <chart:data-point/>
          </chart:series>
          <chart:series chart:style-name="ch20" chart:values-cell-range-address="360p.G14:360p.G14" chart:label-cell-address="360p.E14:360p.E14" chart:class="chart:scatter">
            <chart:domain table:cell-range-address="360p.F14:360p.F14"/>
            <chart:data-point/>
          </chart:series>
          <chart:series chart:style-name="ch21" chart:values-cell-range-address="360p.G15:360p.G15" chart:label-cell-address="360p.E15:360p.E15" chart:class="chart:scatter">
            <chart:domain table:cell-range-address="360p.F15:360p.F15"/>
            <chart:data-point/>
          </chart:series>
          <chart:series chart:style-name="ch22" chart:values-cell-range-address="360p.G16:360p.G16" chart:label-cell-address="360p.E16:360p.E16" chart:class="chart:scatter">
            <chart:domain table:cell-range-address="360p.F16:360p.F16"/>
            <chart:data-point/>
          </chart:series>
          <chart:series chart:style-name="ch23" chart:values-cell-range-address="360p.G17:360p.G17" chart:label-cell-address="360p.E17:360p.E17" chart:class="chart:scatter">
            <chart:domain table:cell-range-address="360p.F17:360p.F17"/>
            <chart:data-point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6.2435">
                <text:p>116.2435</text:p>
                <draw:g>
                  <svg:desc>360p.F2:360p.F2</svg:desc>
                </draw:g>
              </table:table-cell>
            </table:table-row>
            <table:table-row>
              <table:table-cell office:value-type="string">
                <text:p>blue_sky_360p_120f</text:p>
                <draw:g>
                  <svg:desc>360p.E2:360p.E2</svg:desc>
                </draw:g>
              </table:table-cell>
              <table:table-cell office:value-type="float" office:value="29.96615">
                <text:p>29.96615</text:p>
                <draw:g>
                  <svg:desc>360p.G2:360p.G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2.4861">
                <text:p>72.4861</text:p>
                <draw:g>
                  <svg:desc>360p.F3:360p.F3</svg:desc>
                </draw:g>
              </table:table-cell>
            </table:table-row>
            <table:table-row>
              <table:table-cell office:value-type="string">
                <text:p>controlled_burn_640x360_120f</text:p>
                <draw:g>
                  <svg:desc>360p.E3:360p.E3</svg:desc>
                </draw:g>
              </table:table-cell>
              <table:table-cell office:value-type="float" office:value="6.52792">
                <text:p>6.52792</text:p>
                <draw:g>
                  <svg:desc>360p.G3:360p.G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6.2799">
                <text:p>96.2799</text:p>
                <draw:g>
                  <svg:desc>360p.F4:360p.F4</svg:desc>
                </draw:g>
              </table:table-cell>
            </table:table-row>
            <table:table-row>
              <table:table-cell office:value-type="string">
                <text:p>desktop2360p_120f</text:p>
                <draw:g>
                  <svg:desc>360p.E4:360p.E4</svg:desc>
                </draw:g>
              </table:table-cell>
              <table:table-cell office:value-type="float" office:value="10.37679">
                <text:p>10.37679</text:p>
                <draw:g>
                  <svg:desc>360p.G4:360p.G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6.48425">
                <text:p>56.48425</text:p>
                <draw:g>
                  <svg:desc>360p.F5:360p.F5</svg:desc>
                </draw:g>
              </table:table-cell>
            </table:table-row>
            <table:table-row>
              <table:table-cell office:value-type="string">
                <text:p>kirland360p_120f</text:p>
                <draw:g>
                  <svg:desc>360p.E5:360p.E5</svg:desc>
                </draw:g>
              </table:table-cell>
              <table:table-cell office:value-type="float" office:value="13.94181">
                <text:p>13.94181</text:p>
                <draw:g>
                  <svg:desc>360p.G5:360p.G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0.52665">
                <text:p>90.52665</text:p>
                <draw:g>
                  <svg:desc>360p.F7:360p.F7</svg:desc>
                </draw:g>
              </table:table-cell>
            </table:table-row>
            <table:table-row>
              <table:table-cell office:value-type="string">
                <text:p>niklas360p_120f</text:p>
                <draw:g>
                  <svg:desc>360p.E7:360p.E7</svg:desc>
                </draw:g>
              </table:table-cell>
              <table:table-cell office:value-type="float" office:value="10.52175">
                <text:p>10.52175</text:p>
                <draw:g>
                  <svg:desc>360p.G7:360p.G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1.6732">
                <text:p>41.6732</text:p>
                <draw:g>
                  <svg:desc>360p.F8:360p.F8</svg:desc>
                </draw:g>
              </table:table-cell>
            </table:table-row>
            <table:table-row>
              <table:table-cell office:value-type="string">
                <text:p>rain2_hdr_amazon_360p</text:p>
                <draw:g>
                  <svg:desc>360p.E8:360p.E8</svg:desc>
                </draw:g>
              </table:table-cell>
              <table:table-cell office:value-type="float" office:value="1.366635">
                <text:p>1.366635</text:p>
                <draw:g>
                  <svg:desc>360p.G8:360p.G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2.46085">
                <text:p>62.46085</text:p>
                <draw:g>
                  <svg:desc>360p.F9:360p.F9</svg:desc>
                </draw:g>
              </table:table-cell>
            </table:table-row>
            <table:table-row>
              <table:table-cell office:value-type="string">
                <text:p>red_kayak_360p_120f</text:p>
                <draw:g>
                  <svg:desc>360p.E9:360p.E9</svg:desc>
                </draw:g>
              </table:table-cell>
              <table:table-cell office:value-type="float" office:value="29.95435">
                <text:p>29.95435</text:p>
                <draw:g>
                  <svg:desc>360p.G9:360p.G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3.5074">
                <text:p>63.5074</text:p>
                <draw:g>
                  <svg:desc>360p.F10:360p.F10</svg:desc>
                </draw:g>
              </table:table-cell>
            </table:table-row>
            <table:table-row>
              <table:table-cell office:value-type="string">
                <text:p>riverbed_360p25_120f</text:p>
                <draw:g>
                  <svg:desc>360p.E10:360p.E10</svg:desc>
                </draw:g>
              </table:table-cell>
              <table:table-cell office:value-type="float" office:value="26.4433">
                <text:p>26.4433</text:p>
                <draw:g>
                  <svg:desc>360p.G10:360p.G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0.82515">
                <text:p>90.82515</text:p>
                <draw:g>
                  <svg:desc>360p.F11:360p.F11</svg:desc>
                </draw:g>
              </table:table-cell>
            </table:table-row>
            <table:table-row>
              <table:table-cell office:value-type="string">
                <text:p>shields2_640x360_120f</text:p>
                <draw:g>
                  <svg:desc>360p.E11:360p.E11</svg:desc>
                </draw:g>
              </table:table-cell>
              <table:table-cell office:value-type="float" office:value="23.72035">
                <text:p>23.72035</text:p>
                <draw:g>
                  <svg:desc>360p.G11:360p.G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3.6905">
                <text:p>123.6905</text:p>
                <draw:g>
                  <svg:desc>360p.F12:360p.F12</svg:desc>
                </draw:g>
              </table:table-cell>
            </table:table-row>
            <table:table-row>
              <table:table-cell office:value-type="string">
                <text:p>snow_mnt_640x360_120f</text:p>
                <draw:g>
                  <svg:desc>360p.E12:360p.E12</svg:desc>
                </draw:g>
              </table:table-cell>
              <table:table-cell office:value-type="float" office:value="3.133285">
                <text:p>3.133285</text:p>
                <draw:g>
                  <svg:desc>360p.G12:360p.G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4.2559">
                <text:p>44.2559</text:p>
                <draw:g>
                  <svg:desc>360p.F13:360p.F13</svg:desc>
                </draw:g>
              </table:table-cell>
            </table:table-row>
            <table:table-row>
              <table:table-cell office:value-type="string">
                <text:p>speed_bag_640x360_120f</text:p>
                <draw:g>
                  <svg:desc>360p.E13:360p.E13</svg:desc>
                </draw:g>
              </table:table-cell>
              <table:table-cell office:value-type="float" office:value="15.63928">
                <text:p>15.63928</text:p>
                <draw:g>
                  <svg:desc>360p.G13:360p.G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7.2699">
                <text:p>47.2699</text:p>
                <draw:g>
                  <svg:desc>360p.F14:360p.F14</svg:desc>
                </draw:g>
              </table:table-cell>
            </table:table-row>
            <table:table-row>
              <table:table-cell office:value-type="string">
                <text:p>stockholm_640x360_120f</text:p>
                <draw:g>
                  <svg:desc>360p.E14:360p.E14</svg:desc>
                </draw:g>
              </table:table-cell>
              <table:table-cell office:value-type="float" office:value="24.7962">
                <text:p>24.7962</text:p>
                <draw:g>
                  <svg:desc>360p.G14:360p.G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7.66165">
                <text:p>67.66165</text:p>
                <draw:g>
                  <svg:desc>360p.F15:360p.F15</svg:desc>
                </draw:g>
              </table:table-cell>
            </table:table-row>
            <table:table-row>
              <table:table-cell office:value-type="string">
                <text:p>tacomanarrows360p_120f</text:p>
                <draw:g>
                  <svg:desc>360p.E15:360p.E15</svg:desc>
                </draw:g>
              </table:table-cell>
              <table:table-cell office:value-type="float" office:value="1.87905">
                <text:p>1.87905</text:p>
                <draw:g>
                  <svg:desc>360p.G15:360p.G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3.97405">
                <text:p>103.97405</text:p>
                <draw:g>
                  <svg:desc>360p.F16:360p.F16</svg:desc>
                </draw:g>
              </table:table-cell>
            </table:table-row>
            <table:table-row>
              <table:table-cell office:value-type="string">
                <text:p>thaloundeskmtg360p_120f</text:p>
                <draw:g>
                  <svg:desc>360p.E16:360p.E16</svg:desc>
                </draw:g>
              </table:table-cell>
              <table:table-cell office:value-type="float" office:value="14.62913">
                <text:p>14.62913</text:p>
                <draw:g>
                  <svg:desc>360p.G16:360p.G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5.8183">
                <text:p>25.8183</text:p>
                <draw:g>
                  <svg:desc>360p.F17:360p.F17</svg:desc>
                </draw:g>
              </table:table-cell>
            </table:table-row>
            <table:table-row>
              <table:table-cell office:value-type="string">
                <text:p>water_hdr_amazon_360p</text:p>
                <draw:g>
                  <svg:desc>360p.E17:360p.E17</svg:desc>
                </draw:g>
              </table:table-cell>
              <table:table-cell office:value-type="float" office:value="1.482055">
                <text:p>1.482055</text:p>
                <draw:g>
                  <svg:desc>360p.G17:360p.G1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1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6.358cm" svg:height="12.246cm" xlink:href=".." xlink:type="simple" chart:class="chart:scatter" chart:style-name="ch1">
        <chart:title svg:x="10.834cm" svg:y="0.38cm" chart:style-name="ch2">
          <text:p>SITI of HD720p Videos</text:p>
        </chart:title>
        <chart:legend svg:x="16.241cm" svg:y="1.602cm" style:legend-expansion="custom" chartooo:width="9.905cm" chartooo:height="8.771cm" style:legend-expansion-aspect-ratio="1.1292897047087" chart:style-name="ch3"/>
        <chart:plot-area chart:style-name="ch4" table:cell-range-address="HD720p.E2:HD720p.G2 HD720p.E3:HD720p.E16 HD720p.G3:HD720p.G16" chart:data-source-has-labels="column" svg:x="1.537cm" svg:y="1.402cm" svg:width="14.891cm" svg:height="9.617cm">
          <chartooo:coordinate-region svg:x="2.158cm" svg:y="1.601cm" svg:width="14.083cm" svg:height="8.771cm"/>
          <chart:axis chart:dimension="x" chart:name="primary-x" chart:style-name="ch5">
            <chart:title svg:x="7.284cm" svg:y="11.263cm" chart:style-name="ch6">
              <text:p>Spatial Information (SI)</text:p>
            </chart:title>
          </chart:axis>
          <chart:axis chart:dimension="y" chart:name="primary-y" chart:style-name="ch5">
            <chart:title svg:x="0.45cm" svg:y="8.08cm" chart:style-name="ch7">
              <text:p>Temporal Information (TI)</text:p>
            </chart:title>
            <chart:grid chart:style-name="ch8" chart:class="major"/>
          </chart:axis>
          <chart:series chart:style-name="ch9" chart:values-cell-range-address="HD720p.G2:HD720p.G2" chart:label-cell-address="HD720p.E2:HD720p.E2" chart:class="chart:scatter">
            <chart:domain table:cell-range-address="HD720p.F2:HD720p.F2"/>
            <chart:data-point/>
          </chart:series>
          <chart:series chart:style-name="ch10" chart:values-cell-range-address="HD720p.G3:HD720p.G3" chart:label-cell-address="HD720p.E3:HD720p.E3" chart:class="chart:scatter">
            <chart:domain table:cell-range-address="HD720p.F3:HD720p.F3"/>
            <chart:data-point/>
          </chart:series>
          <chart:series chart:style-name="ch11" chart:values-cell-range-address="HD720p.G4:HD720p.G4" chart:label-cell-address="HD720p.E4:HD720p.E4" chart:class="chart:scatter">
            <chart:domain table:cell-range-address="HD720p.F4:HD720p.F4"/>
            <chart:data-point/>
          </chart:series>
          <chart:series chart:style-name="ch12" chart:values-cell-range-address="HD720p.G5:HD720p.G5" chart:label-cell-address="HD720p.E5:HD720p.E5" chart:class="chart:scatter">
            <chart:domain table:cell-range-address="HD720p.F5:HD720p.F5"/>
            <chart:data-point/>
          </chart:series>
          <chart:series chart:style-name="ch13" chart:values-cell-range-address="HD720p.G6:HD720p.G6" chart:label-cell-address="HD720p.E6:HD720p.E6" chart:class="chart:scatter">
            <chart:domain table:cell-range-address="HD720p.F6:HD720p.F6"/>
            <chart:data-point/>
          </chart:series>
          <chart:series chart:style-name="ch14" chart:values-cell-range-address="HD720p.G7:HD720p.G7" chart:label-cell-address="HD720p.E7:HD720p.E7" chart:class="chart:scatter">
            <chart:domain table:cell-range-address="HD720p.F7:HD720p.F7"/>
            <chart:data-point/>
          </chart:series>
          <chart:series chart:style-name="ch15" chart:values-cell-range-address="HD720p.G8:HD720p.G8" chart:label-cell-address="HD720p.E8:HD720p.E8" chart:class="chart:scatter">
            <chart:domain table:cell-range-address="HD720p.F8:HD720p.F8"/>
            <chart:data-point/>
          </chart:series>
          <chart:series chart:style-name="ch16" chart:values-cell-range-address="HD720p.G9:HD720p.G9" chart:label-cell-address="HD720p.E9:HD720p.E9" chart:class="chart:scatter">
            <chart:domain table:cell-range-address="HD720p.F9:HD720p.F9"/>
            <chart:data-point/>
          </chart:series>
          <chart:series chart:style-name="ch17" chart:values-cell-range-address="HD720p.G10:HD720p.G10" chart:label-cell-address="HD720p.E10:HD720p.E10" chart:class="chart:scatter">
            <chart:domain table:cell-range-address="HD720p.F10:HD720p.F10"/>
            <chart:data-point/>
          </chart:series>
          <chart:series chart:style-name="ch18" chart:values-cell-range-address="HD720p.G11:HD720p.G11" chart:label-cell-address="HD720p.E11:HD720p.E11" chart:class="chart:scatter">
            <chart:domain table:cell-range-address="HD720p.F11:HD720p.F11"/>
            <chart:data-point/>
          </chart:series>
          <chart:series chart:style-name="ch19" chart:values-cell-range-address="HD720p.G12:HD720p.G12" chart:label-cell-address="HD720p.E12:HD720p.E12" chart:class="chart:scatter">
            <chart:domain table:cell-range-address="HD720p.F12:HD720p.F12"/>
            <chart:data-point/>
          </chart:series>
          <chart:series chart:style-name="ch20" chart:values-cell-range-address="HD720p.G13:HD720p.G13" chart:label-cell-address="HD720p.E13:HD720p.E13" chart:class="chart:scatter">
            <chart:domain table:cell-range-address="HD720p.F13:HD720p.F13"/>
            <chart:data-point/>
          </chart:series>
          <chart:series chart:style-name="ch21" chart:values-cell-range-address="HD720p.G14:HD720p.G14" chart:label-cell-address="HD720p.E14:HD720p.E14" chart:class="chart:scatter">
            <chart:domain table:cell-range-address="HD720p.F14:HD720p.F14"/>
            <chart:data-point/>
          </chart:series>
          <chart:series chart:style-name="ch22" chart:values-cell-range-address="HD720p.G15:HD720p.G15" chart:label-cell-address="HD720p.E15:HD720p.E15" chart:class="chart:scatter">
            <chart:domain table:cell-range-address="HD720p.F15:HD720p.F15"/>
            <chart:data-point/>
          </chart:series>
          <chart:series chart:style-name="ch23" chart:values-cell-range-address="HD720p.G16:HD720p.G16" chart:label-cell-address="HD720p.E16:HD720p.E16" chart:class="chart:scatter">
            <chart:domain table:cell-range-address="HD720p.F16:HD720p.F16"/>
            <chart:data-point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7.0896">
                <text:p>47.0896</text:p>
                <draw:g>
                  <svg:desc>HD720p.F2:HD720p.F2</svg:desc>
                </draw:g>
              </table:table-cell>
            </table:table-row>
            <table:table-row>
              <table:table-cell office:value-type="string">
                <text:p>boat_hdr_amazon_720p</text:p>
                <draw:g>
                  <svg:desc>HD720p.E2:HD720p.E2</svg:desc>
                </draw:g>
              </table:table-cell>
              <table:table-cell office:value-type="float" office:value="4.19404">
                <text:p>4.19404</text:p>
                <draw:g>
                  <svg:desc>HD720p.G2:HD720p.G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9.76195">
                <text:p>39.76195</text:p>
                <draw:g>
                  <svg:desc>HD720p.F3:HD720p.F3</svg:desc>
                </draw:g>
              </table:table-cell>
            </table:table-row>
            <table:table-row>
              <table:table-cell office:value-type="string">
                <text:p>dark720p_120f</text:p>
                <draw:g>
                  <svg:desc>HD720p.E3:HD720p.E3</svg:desc>
                </draw:g>
              </table:table-cell>
              <table:table-cell office:value-type="float" office:value="10.88713">
                <text:p>10.88713</text:p>
                <draw:g>
                  <svg:desc>HD720p.G3:HD720p.G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8.54255">
                <text:p>68.54255</text:p>
                <draw:g>
                  <svg:desc>HD720p.F4:HD720p.F4</svg:desc>
                </draw:g>
              </table:table-cell>
            </table:table-row>
            <table:table-row>
              <table:table-cell office:value-type="string">
                <text:p>FourPeople_1280x720_60_120f</text:p>
                <draw:g>
                  <svg:desc>HD720p.E4:HD720p.E4</svg:desc>
                </draw:g>
              </table:table-cell>
              <table:table-cell office:value-type="float" office:value="3.15062">
                <text:p>3.15062</text:p>
                <draw:g>
                  <svg:desc>HD720p.G4:HD720p.G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5.08705">
                <text:p>75.08705</text:p>
                <draw:g>
                  <svg:desc>HD720p.F5:HD720p.F5</svg:desc>
                </draw:g>
              </table:table-cell>
            </table:table-row>
            <table:table-row>
              <table:table-cell office:value-type="string">
                <text:p>gipsrestat720p_120f</text:p>
                <draw:g>
                  <svg:desc>HD720p.E5:HD720p.E5</svg:desc>
                </draw:g>
              </table:table-cell>
              <table:table-cell office:value-type="float" office:value="5.13716">
                <text:p>5.13716</text:p>
                <draw:g>
                  <svg:desc>HD720p.G5:HD720p.G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4.43665">
                <text:p>54.43665</text:p>
                <draw:g>
                  <svg:desc>HD720p.F6:HD720p.F6</svg:desc>
                </draw:g>
              </table:table-cell>
            </table:table-row>
            <table:table-row>
              <table:table-cell office:value-type="string">
                <text:p>Johnny_1280x720_60_120f</text:p>
                <draw:g>
                  <svg:desc>HD720p.E6:HD720p.E6</svg:desc>
                </draw:g>
              </table:table-cell>
              <table:table-cell office:value-type="float" office:value="2.245235">
                <text:p>2.245235</text:p>
                <draw:g>
                  <svg:desc>HD720p.G6:HD720p.G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3.86735">
                <text:p>73.86735</text:p>
                <draw:g>
                  <svg:desc>HD720p.F7:HD720p.F7</svg:desc>
                </draw:g>
              </table:table-cell>
            </table:table-row>
            <table:table-row>
              <table:table-cell office:value-type="string">
                <text:p>KristenAndSara_1280x720_60_120f</text:p>
                <draw:g>
                  <svg:desc>HD720p.E7:HD720p.E7</svg:desc>
                </draw:g>
              </table:table-cell>
              <table:table-cell office:value-type="float" office:value="2.295615">
                <text:p>2.295615</text:p>
                <draw:g>
                  <svg:desc>HD720p.G7:HD720p.G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.1982">
                <text:p>16.1982</text:p>
                <draw:g>
                  <svg:desc>HD720p.F8:HD720p.F8</svg:desc>
                </draw:g>
              </table:table-cell>
            </table:table-row>
            <table:table-row>
              <table:table-cell office:value-type="string">
                <text:p>Netflix_DinnerScene_1280x720_60fps_8bit_420_120f</text:p>
                <draw:g>
                  <svg:desc>HD720p.E8:HD720p.E8</svg:desc>
                </draw:g>
              </table:table-cell>
              <table:table-cell office:value-type="float" office:value="2.51435">
                <text:p>2.51435</text:p>
                <draw:g>
                  <svg:desc>HD720p.G8:HD720p.G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6.84345">
                <text:p>76.84345</text:p>
                <draw:g>
                  <svg:desc>HD720p.F9:HD720p.F9</svg:desc>
                </draw:g>
              </table:table-cell>
            </table:table-row>
            <table:table-row>
              <table:table-cell office:value-type="string">
                <text:p>Netflix_DrivingPOV_1280x720_60fps_8bit_420_120f</text:p>
                <draw:g>
                  <svg:desc>HD720p.E9:HD720p.E9</svg:desc>
                </draw:g>
              </table:table-cell>
              <table:table-cell office:value-type="float" office:value="14.32575">
                <text:p>14.32575</text:p>
                <draw:g>
                  <svg:desc>HD720p.G9:HD720p.G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4.87015">
                <text:p>64.87015</text:p>
                <draw:g>
                  <svg:desc>HD720p.F10:HD720p.F10</svg:desc>
                </draw:g>
              </table:table-cell>
            </table:table-row>
            <table:table-row>
              <table:table-cell office:value-type="string">
                <text:p>Netflix_FoodMarket2_1280x720_60fps_8bit_420_120f</text:p>
                <draw:g>
                  <svg:desc>HD720p.E10:HD720p.E10</svg:desc>
                </draw:g>
              </table:table-cell>
              <table:table-cell office:value-type="float" office:value="23.88585">
                <text:p>23.88585</text:p>
                <draw:g>
                  <svg:desc>HD720p.G10:HD720p.G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8.08525">
                <text:p>48.08525</text:p>
                <draw:g>
                  <svg:desc>HD720p.F11:HD720p.F11</svg:desc>
                </draw:g>
              </table:table-cell>
            </table:table-row>
            <table:table-row>
              <table:table-cell office:value-type="string">
                <text:p>Netflix_RollerCoaster_1280x720_60fps_8bit_420_120f</text:p>
                <draw:g>
                  <svg:desc>HD720p.E11:HD720p.E11</svg:desc>
                </draw:g>
              </table:table-cell>
              <table:table-cell office:value-type="float" office:value="18.48895">
                <text:p>18.48895</text:p>
                <draw:g>
                  <svg:desc>HD720p.G11:HD720p.G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5.25535">
                <text:p>45.25535</text:p>
                <draw:g>
                  <svg:desc>HD720p.F12:HD720p.F12</svg:desc>
                </draw:g>
              </table:table-cell>
            </table:table-row>
            <table:table-row>
              <table:table-cell office:value-type="string">
                <text:p>Netflix_Tango_1280x720_60fps_8bit_420_120f</text:p>
                <draw:g>
                  <svg:desc>HD720p.E12:HD720p.E12</svg:desc>
                </draw:g>
              </table:table-cell>
              <table:table-cell office:value-type="float" office:value="15.5358">
                <text:p>15.5358</text:p>
                <draw:g>
                  <svg:desc>HD720p.G12:HD720p.G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3.3033">
                <text:p>53.3033</text:p>
                <draw:g>
                  <svg:desc>HD720p.F13:HD720p.F13</svg:desc>
                </draw:g>
              </table:table-cell>
            </table:table-row>
            <table:table-row>
              <table:table-cell office:value-type="string">
                <text:p>rain_hdr_amazon_720p</text:p>
                <draw:g>
                  <svg:desc>HD720p.E13:HD720p.E13</svg:desc>
                </draw:g>
              </table:table-cell>
              <table:table-cell office:value-type="float" office:value="2.973675">
                <text:p>2.973675</text:p>
                <draw:g>
                  <svg:desc>HD720p.G13:HD720p.G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2.7682">
                <text:p>52.7682</text:p>
                <draw:g>
                  <svg:desc>HD720p.F14:HD720p.F14</svg:desc>
                </draw:g>
              </table:table-cell>
            </table:table-row>
            <table:table-row>
              <table:table-cell office:value-type="string">
                <text:p>vidyo1_720p_60fps_120f</text:p>
                <draw:g>
                  <svg:desc>HD720p.E14:HD720p.E14</svg:desc>
                </draw:g>
              </table:table-cell>
              <table:table-cell office:value-type="float" office:value="3.087695">
                <text:p>3.087695</text:p>
                <draw:g>
                  <svg:desc>HD720p.G14:HD720p.G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8.58375">
                <text:p>58.58375</text:p>
                <draw:g>
                  <svg:desc>HD720p.F15:HD720p.F15</svg:desc>
                </draw:g>
              </table:table-cell>
            </table:table-row>
            <table:table-row>
              <table:table-cell office:value-type="string">
                <text:p>vidyo3_720p_60fps_120f</text:p>
                <draw:g>
                  <svg:desc>HD720p.E15:HD720p.E15</svg:desc>
                </draw:g>
              </table:table-cell>
              <table:table-cell office:value-type="float" office:value="5.5146">
                <text:p>5.5146</text:p>
                <draw:g>
                  <svg:desc>HD720p.G15:HD720p.G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3.41905">
                <text:p>53.41905</text:p>
                <draw:g>
                  <svg:desc>HD720p.F16:HD720p.F16</svg:desc>
                </draw:g>
              </table:table-cell>
            </table:table-row>
            <table:table-row>
              <table:table-cell office:value-type="string">
                <text:p>vidyo4_720p_60fps_120f</text:p>
                <draw:g>
                  <svg:desc>HD720p.E16:HD720p.E16</svg:desc>
                </draw:g>
              </table:table-cell>
              <table:table-cell office:value-type="float" office:value="4.535715">
                <text:p>4.535715</text:p>
                <draw:g>
                  <svg:desc>HD720p.G16:HD720p.G1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1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5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6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7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8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9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30" style:family="chart">
      <style:graphic-properties draw:stroke="solid" svg:stroke-color="#b3b3b3" draw:fill="none" draw:fill-color="#e6e6e6"/>
    </style:style>
    <style:style style:name="ch31" style:family="chart">
      <style:graphic-properties svg:stroke-color="#b3b3b3" draw:fill-color="#cccccc"/>
    </style:style>
  </office:automatic-styles>
  <office:body>
    <office:chart>
      <chart:chart svg:width="29.26cm" svg:height="13.245cm" xlink:href=".." xlink:type="simple" chart:class="chart:scatter" chart:style-name="ch1">
        <chart:title svg:x="10.009cm" svg:y="0.4cm" chart:style-name="ch2">
          <text:p>SITI of HD1080 Videos with subsample of 420</text:p>
        </chart:title>
        <chart:legend svg:x="18.03cm" svg:y="1.355cm" style:legend-expansion="custom" chartooo:width="11.02cm" chartooo:height="11.625cm" style:legend-expansion-aspect-ratio="0.947956989247312" chart:style-name="ch3"/>
        <chart:plot-area chart:style-name="ch4" table:cell-range-address="HD1080p_420.E2:HD1080p_420.G2 HD1080p_420.E3:HD1080p_420.E22 HD1080p_420.G3:HD1080p_420.G22" chart:data-source-has-labels="column" svg:x="1.596cm" svg:y="1.443cm" svg:width="16.713cm" svg:height="10.556cm">
          <chartooo:coordinate-region svg:x="2.217cm" svg:y="1.642cm" svg:width="15.812cm" svg:height="9.71cm"/>
          <chart:axis chart:dimension="x" chart:name="primary-x" chart:style-name="ch5">
            <chart:title svg:x="8.254cm" svg:y="12.263cm" chart:style-name="ch6">
              <text:p>Spatial Information (SI)</text:p>
            </chart:title>
          </chart:axis>
          <chart:axis chart:dimension="y" chart:name="primary-y" chart:style-name="ch5">
            <chart:title svg:x="0.451cm" svg:y="8.591cm" chart:style-name="ch7">
              <text:p>Temporal Information (TI)</text:p>
            </chart:title>
            <chart:grid chart:style-name="ch8" chart:class="major"/>
          </chart:axis>
          <chart:series chart:style-name="ch9" chart:values-cell-range-address="HD1080p_420.G2:HD1080p_420.G2" chart:label-cell-address="HD1080p_420.E2:HD1080p_420.E2" chart:class="chart:scatter">
            <chart:domain table:cell-range-address="HD1080p_420.F2:HD1080p_420.F2"/>
            <chart:data-point/>
          </chart:series>
          <chart:series chart:style-name="ch10" chart:values-cell-range-address="HD1080p_420.G3:HD1080p_420.G3" chart:label-cell-address="HD1080p_420.E3:HD1080p_420.E3" chart:class="chart:scatter">
            <chart:domain table:cell-range-address="HD1080p_420.F3:HD1080p_420.F3"/>
            <chart:data-point/>
          </chart:series>
          <chart:series chart:style-name="ch11" chart:values-cell-range-address="HD1080p_420.G4:HD1080p_420.G4" chart:label-cell-address="HD1080p_420.E4:HD1080p_420.E4" chart:class="chart:scatter">
            <chart:domain table:cell-range-address="HD1080p_420.F4:HD1080p_420.F4"/>
            <chart:data-point/>
          </chart:series>
          <chart:series chart:style-name="ch12" chart:values-cell-range-address="HD1080p_420.G5:HD1080p_420.G5" chart:label-cell-address="HD1080p_420.E5:HD1080p_420.E5" chart:class="chart:scatter">
            <chart:domain table:cell-range-address="HD1080p_420.F5:HD1080p_420.F5"/>
            <chart:data-point/>
          </chart:series>
          <chart:series chart:style-name="ch13" chart:values-cell-range-address="HD1080p_420.G6:HD1080p_420.G6" chart:label-cell-address="HD1080p_420.E6:HD1080p_420.E6" chart:class="chart:scatter">
            <chart:domain table:cell-range-address="HD1080p_420.F6:HD1080p_420.F6"/>
            <chart:data-point/>
          </chart:series>
          <chart:series chart:style-name="ch14" chart:values-cell-range-address="HD1080p_420.G7:HD1080p_420.G7" chart:label-cell-address="HD1080p_420.E7:HD1080p_420.E7" chart:class="chart:scatter">
            <chart:domain table:cell-range-address="HD1080p_420.F7:HD1080p_420.F7"/>
            <chart:data-point/>
          </chart:series>
          <chart:series chart:style-name="ch15" chart:values-cell-range-address="HD1080p_420.G8:HD1080p_420.G8" chart:label-cell-address="HD1080p_420.E8:HD1080p_420.E8" chart:class="chart:scatter">
            <chart:domain table:cell-range-address="HD1080p_420.F8:HD1080p_420.F8"/>
            <chart:data-point/>
          </chart:series>
          <chart:series chart:style-name="ch16" chart:values-cell-range-address="HD1080p_420.G9:HD1080p_420.G9" chart:label-cell-address="HD1080p_420.E9:HD1080p_420.E9" chart:class="chart:scatter">
            <chart:domain table:cell-range-address="HD1080p_420.F9:HD1080p_420.F9"/>
            <chart:data-point/>
          </chart:series>
          <chart:series chart:style-name="ch17" chart:values-cell-range-address="HD1080p_420.G10:HD1080p_420.G10" chart:label-cell-address="HD1080p_420.E10:HD1080p_420.E10" chart:class="chart:scatter">
            <chart:domain table:cell-range-address="HD1080p_420.F10:HD1080p_420.F10"/>
            <chart:data-point/>
          </chart:series>
          <chart:series chart:style-name="ch18" chart:values-cell-range-address="HD1080p_420.G11:HD1080p_420.G11" chart:label-cell-address="HD1080p_420.E11:HD1080p_420.E11" chart:class="chart:scatter">
            <chart:domain table:cell-range-address="HD1080p_420.F11:HD1080p_420.F11"/>
            <chart:data-point/>
          </chart:series>
          <chart:series chart:style-name="ch19" chart:values-cell-range-address="HD1080p_420.G12:HD1080p_420.G12" chart:label-cell-address="HD1080p_420.E12:HD1080p_420.E12" chart:class="chart:scatter">
            <chart:domain table:cell-range-address="HD1080p_420.F12:HD1080p_420.F12"/>
            <chart:data-point/>
          </chart:series>
          <chart:series chart:style-name="ch20" chart:values-cell-range-address="HD1080p_420.G13:HD1080p_420.G13" chart:label-cell-address="HD1080p_420.E13:HD1080p_420.E13" chart:class="chart:scatter">
            <chart:domain table:cell-range-address="HD1080p_420.F13:HD1080p_420.F13"/>
            <chart:data-point/>
          </chart:series>
          <chart:series chart:style-name="ch21" chart:values-cell-range-address="HD1080p_420.G14:HD1080p_420.G14" chart:label-cell-address="HD1080p_420.E14:HD1080p_420.E14" chart:class="chart:scatter">
            <chart:domain table:cell-range-address="HD1080p_420.F14:HD1080p_420.F14"/>
            <chart:data-point/>
          </chart:series>
          <chart:series chart:style-name="ch22" chart:values-cell-range-address="HD1080p_420.G15:HD1080p_420.G15" chart:label-cell-address="HD1080p_420.E15:HD1080p_420.E15" chart:class="chart:scatter">
            <chart:domain table:cell-range-address="HD1080p_420.F15:HD1080p_420.F15"/>
            <chart:data-point/>
          </chart:series>
          <chart:series chart:style-name="ch23" chart:values-cell-range-address="HD1080p_420.G16:HD1080p_420.G16" chart:label-cell-address="HD1080p_420.E16:HD1080p_420.E16" chart:class="chart:scatter">
            <chart:domain table:cell-range-address="HD1080p_420.F16:HD1080p_420.F16"/>
            <chart:data-point/>
          </chart:series>
          <chart:series chart:style-name="ch24" chart:values-cell-range-address="HD1080p_420.G17:HD1080p_420.G17" chart:label-cell-address="HD1080p_420.E17:HD1080p_420.E17" chart:class="chart:scatter">
            <chart:domain table:cell-range-address="HD1080p_420.F17:HD1080p_420.F17"/>
            <chart:data-point/>
          </chart:series>
          <chart:series chart:style-name="ch25" chart:values-cell-range-address="HD1080p_420.G18:HD1080p_420.G18" chart:label-cell-address="HD1080p_420.E18:HD1080p_420.E18" chart:class="chart:scatter">
            <chart:domain table:cell-range-address="HD1080p_420.F18:HD1080p_420.F18"/>
            <chart:data-point/>
          </chart:series>
          <chart:series chart:style-name="ch26" chart:values-cell-range-address="HD1080p_420.G19:HD1080p_420.G19" chart:label-cell-address="HD1080p_420.E19:HD1080p_420.E19" chart:class="chart:scatter">
            <chart:domain table:cell-range-address="HD1080p_420.F19:HD1080p_420.F19"/>
            <chart:data-point/>
          </chart:series>
          <chart:series chart:style-name="ch27" chart:values-cell-range-address="HD1080p_420.G20:HD1080p_420.G20" chart:label-cell-address="HD1080p_420.E20:HD1080p_420.E20" chart:class="chart:scatter">
            <chart:domain table:cell-range-address="HD1080p_420.F20:HD1080p_420.F20"/>
            <chart:data-point/>
          </chart:series>
          <chart:series chart:style-name="ch28" chart:values-cell-range-address="HD1080p_420.G21:HD1080p_420.G21" chart:label-cell-address="HD1080p_420.E21:HD1080p_420.E21" chart:class="chart:scatter">
            <chart:domain table:cell-range-address="HD1080p_420.F21:HD1080p_420.F21"/>
            <chart:data-point/>
          </chart:series>
          <chart:series chart:style-name="ch29" chart:values-cell-range-address="HD1080p_420.G22:HD1080p_420.G22" chart:label-cell-address="HD1080p_420.E22:HD1080p_420.E22" chart:class="chart:scatter">
            <chart:domain table:cell-range-address="HD1080p_420.F22:HD1080p_420.F22"/>
            <chart:data-point/>
          </chart:series>
          <chart:wall chart:style-name="ch30"/>
          <chart:floor chart:style-name="ch3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9.96205">
                <text:p>29.96205</text:p>
                <draw:g>
                  <svg:desc>HD1080p_420.F2:HD1080p_420.F2</svg:desc>
                </draw:g>
              </table:table-cell>
            </table:table-row>
            <table:table-row>
              <table:table-cell office:value-type="string">
                <text:p>aspen_1080p_60f</text:p>
                <draw:g>
                  <svg:desc>HD1080p_420.E2:HD1080p_420.E2</svg:desc>
                </draw:g>
              </table:table-cell>
              <table:table-cell office:value-type="float" office:value="10.47224">
                <text:p>10.47224</text:p>
                <draw:g>
                  <svg:desc>HD1080p_420.G2:HD1080p_420.G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2.75305">
                <text:p>92.75305</text:p>
                <draw:g>
                  <svg:desc>HD1080p_420.F3:HD1080p_420.F3</svg:desc>
                </draw:g>
              </table:table-cell>
            </table:table-row>
            <table:table-row>
              <table:table-cell office:value-type="string">
                <text:p>crowd_run_1080p50_60f</text:p>
                <draw:g>
                  <svg:desc>HD1080p_420.E3:HD1080p_420.E3</svg:desc>
                </draw:g>
              </table:table-cell>
              <table:table-cell office:value-type="float" office:value="21.4671">
                <text:p>21.4671</text:p>
                <draw:g>
                  <svg:desc>HD1080p_420.G3:HD1080p_420.G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0.9966">
                <text:p>70.9966</text:p>
                <draw:g>
                  <svg:desc>HD1080p_420.F4:HD1080p_420.F4</svg:desc>
                </draw:g>
              </table:table-cell>
            </table:table-row>
            <table:table-row>
              <table:table-cell office:value-type="string">
                <text:p>ducks_take_off_1080p50_60f</text:p>
                <draw:g>
                  <svg:desc>HD1080p_420.E4:HD1080p_420.E4</svg:desc>
                </draw:g>
              </table:table-cell>
              <table:table-cell office:value-type="float" office:value="10.8361">
                <text:p>10.8361</text:p>
                <draw:g>
                  <svg:desc>HD1080p_420.G4:HD1080p_420.G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.7178">
                <text:p>19.7178</text:p>
                <draw:g>
                  <svg:desc>HD1080p_420.F5:HD1080p_420.F5</svg:desc>
                </draw:g>
              </table:table-cell>
            </table:table-row>
            <table:table-row>
              <table:table-cell office:value-type="string">
                <text:p>guitar_hdr_amazon_1080p</text:p>
                <draw:g>
                  <svg:desc>HD1080p_420.E5:HD1080p_420.E5</svg:desc>
                </draw:g>
              </table:table-cell>
              <table:table-cell office:value-type="float" office:value="4.334145">
                <text:p>4.334145</text:p>
                <draw:g>
                  <svg:desc>HD1080p_420.G5:HD1080p_420.G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2.05695">
                <text:p>72.05695</text:p>
                <draw:g>
                  <svg:desc>HD1080p_420.F6:HD1080p_420.F6</svg:desc>
                </draw:g>
              </table:table-cell>
            </table:table-row>
            <table:table-row>
              <table:table-cell office:value-type="string">
                <text:p>life_1080p30_60f</text:p>
                <draw:g>
                  <svg:desc>HD1080p_420.E6:HD1080p_420.E6</svg:desc>
                </draw:g>
              </table:table-cell>
              <table:table-cell office:value-type="float" office:value="15.5988">
                <text:p>15.5988</text:p>
                <draw:g>
                  <svg:desc>HD1080p_420.G6:HD1080p_420.G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7.52265">
                <text:p>47.52265</text:p>
                <draw:g>
                  <svg:desc>HD1080p_420.F7:HD1080p_420.F7</svg:desc>
                </draw:g>
              </table:table-cell>
            </table:table-row>
            <table:table-row>
              <table:table-cell office:value-type="string">
                <text:p>Netflix_Aerial_1920x1080_60fps_8bit_420_60f</text:p>
                <draw:g>
                  <svg:desc>HD1080p_420.E7:HD1080p_420.E7</svg:desc>
                </draw:g>
              </table:table-cell>
              <table:table-cell office:value-type="float" office:value="8.638785">
                <text:p>8.638785</text:p>
                <draw:g>
                  <svg:desc>HD1080p_420.G7:HD1080p_420.G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1.8195">
                <text:p>81.8195</text:p>
                <draw:g>
                  <svg:desc>HD1080p_420.F8:HD1080p_420.F8</svg:desc>
                </draw:g>
              </table:table-cell>
            </table:table-row>
            <table:table-row>
              <table:table-cell office:value-type="string">
                <text:p>Netflix_Boat_1920x1080_60fps_8bit_420_60f</text:p>
                <draw:g>
                  <svg:desc>HD1080p_420.E8:HD1080p_420.E8</svg:desc>
                </draw:g>
              </table:table-cell>
              <table:table-cell office:value-type="float" office:value="17.49005">
                <text:p>17.49005</text:p>
                <draw:g>
                  <svg:desc>HD1080p_420.G8:HD1080p_420.G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.9491">
                <text:p>18.9491</text:p>
                <draw:g>
                  <svg:desc>HD1080p_420.F9:HD1080p_420.F9</svg:desc>
                </draw:g>
              </table:table-cell>
            </table:table-row>
            <table:table-row>
              <table:table-cell office:value-type="string">
                <text:p>Netflix_Crosswalk_1920x1080_60fps_8bit_420_60f</text:p>
                <draw:g>
                  <svg:desc>HD1080p_420.E9:HD1080p_420.E9</svg:desc>
                </draw:g>
              </table:table-cell>
              <table:table-cell office:value-type="float" office:value="13.8468">
                <text:p>13.8468</text:p>
                <draw:g>
                  <svg:desc>HD1080p_420.G9:HD1080p_420.G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3.8853">
                <text:p>33.8853</text:p>
                <draw:g>
                  <svg:desc>HD1080p_420.F10:HD1080p_420.F10</svg:desc>
                </draw:g>
              </table:table-cell>
            </table:table-row>
            <table:table-row>
              <table:table-cell office:value-type="string">
                <text:p>Netflix_FoodMarket_1920x1080_60fps_8bit_420_60f</text:p>
                <draw:g>
                  <svg:desc>HD1080p_420.E10:HD1080p_420.E10</svg:desc>
                </draw:g>
              </table:table-cell>
              <table:table-cell office:value-type="float" office:value="14.19145">
                <text:p>14.19145</text:p>
                <draw:g>
                  <svg:desc>HD1080p_420.G10:HD1080p_420.G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5.27155">
                <text:p>55.27155</text:p>
                <draw:g>
                  <svg:desc>HD1080p_420.F11:HD1080p_420.F11</svg:desc>
                </draw:g>
              </table:table-cell>
            </table:table-row>
            <table:table-row>
              <table:table-cell office:value-type="string">
                <text:p>Netflix_PierSeaside_1920x1080_60fps_8bit_420_60f</text:p>
                <draw:g>
                  <svg:desc>HD1080p_420.E11:HD1080p_420.E11</svg:desc>
                </draw:g>
              </table:table-cell>
              <table:table-cell office:value-type="float" office:value="12.63045">
                <text:p>12.63045</text:p>
                <draw:g>
                  <svg:desc>HD1080p_420.G11:HD1080p_420.G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7.6687">
                <text:p>57.6687</text:p>
                <draw:g>
                  <svg:desc>HD1080p_420.F12:HD1080p_420.F12</svg:desc>
                </draw:g>
              </table:table-cell>
            </table:table-row>
            <table:table-row>
              <table:table-cell office:value-type="string">
                <text:p>Netflix_SquareAndTimelapse_1920x1080_60fps_8bit_420_60f</text:p>
                <draw:g>
                  <svg:desc>HD1080p_420.E12:HD1080p_420.E12</svg:desc>
                </draw:g>
              </table:table-cell>
              <table:table-cell office:value-type="float" office:value="18.76675">
                <text:p>18.76675</text:p>
                <draw:g>
                  <svg:desc>HD1080p_420.G12:HD1080p_420.G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6.8647">
                <text:p>86.8647</text:p>
                <draw:g>
                  <svg:desc>HD1080p_420.F13:HD1080p_420.F13</svg:desc>
                </draw:g>
              </table:table-cell>
            </table:table-row>
            <table:table-row>
              <table:table-cell office:value-type="string">
                <text:p>Netflix_TunnelFlag_1920x1080_60fps_8bit_420_60f</text:p>
                <draw:g>
                  <svg:desc>HD1080p_420.E13:HD1080p_420.E13</svg:desc>
                </draw:g>
              </table:table-cell>
              <table:table-cell office:value-type="float" office:value="52.5665">
                <text:p>52.5665</text:p>
                <draw:g>
                  <svg:desc>HD1080p_420.G13:HD1080p_420.G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2.5347">
                <text:p>52.5347</text:p>
                <draw:g>
                  <svg:desc>HD1080p_420.F14:HD1080p_420.F14</svg:desc>
                </draw:g>
              </table:table-cell>
            </table:table-row>
            <table:table-row>
              <table:table-cell office:value-type="string">
                <text:p>old_town_cross_1080p50_60f</text:p>
                <draw:g>
                  <svg:desc>HD1080p_420.E14:HD1080p_420.E14</svg:desc>
                </draw:g>
              </table:table-cell>
              <table:table-cell office:value-type="float" office:value="9.404715">
                <text:p>9.404715</text:p>
                <draw:g>
                  <svg:desc>HD1080p_420.G14:HD1080p_420.G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3.15095">
                <text:p>33.15095</text:p>
                <draw:g>
                  <svg:desc>HD1080p_420.F15:HD1080p_420.F15</svg:desc>
                </draw:g>
              </table:table-cell>
            </table:table-row>
            <table:table-row>
              <table:table-cell office:value-type="string">
                <text:p>pan_hdr_amazon_1080p</text:p>
                <draw:g>
                  <svg:desc>HD1080p_420.E15:HD1080p_420.E15</svg:desc>
                </draw:g>
              </table:table-cell>
              <table:table-cell office:value-type="float" office:value="10.13321">
                <text:p>10.13321</text:p>
                <draw:g>
                  <svg:desc>HD1080p_420.G15:HD1080p_420.G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7.7092">
                <text:p>87.7092</text:p>
                <draw:g>
                  <svg:desc>HD1080p_420.F16:HD1080p_420.F16</svg:desc>
                </draw:g>
              </table:table-cell>
            </table:table-row>
            <table:table-row>
              <table:table-cell office:value-type="string">
                <text:p>park_joy_1080p50_60f</text:p>
                <draw:g>
                  <svg:desc>HD1080p_420.E16:HD1080p_420.E16</svg:desc>
                </draw:g>
              </table:table-cell>
              <table:table-cell office:value-type="float" office:value="30.2148">
                <text:p>30.2148</text:p>
                <draw:g>
                  <svg:desc>HD1080p_420.G16:HD1080p_420.G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0.39715">
                <text:p>30.39715</text:p>
                <draw:g>
                  <svg:desc>HD1080p_420.F17:HD1080p_420.F17</svg:desc>
                </draw:g>
              </table:table-cell>
            </table:table-row>
            <table:table-row>
              <table:table-cell office:value-type="string">
                <text:p>pedestrian_area_1080p25_60f</text:p>
                <draw:g>
                  <svg:desc>HD1080p_420.E17:HD1080p_420.E17</svg:desc>
                </draw:g>
              </table:table-cell>
              <table:table-cell office:value-type="float" office:value="16.90815">
                <text:p>16.90815</text:p>
                <draw:g>
                  <svg:desc>HD1080p_420.G17:HD1080p_420.G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1.15085">
                <text:p>81.15085</text:p>
                <draw:g>
                  <svg:desc>HD1080p_420.F18:HD1080p_420.F18</svg:desc>
                </draw:g>
              </table:table-cell>
            </table:table-row>
            <table:table-row>
              <table:table-cell office:value-type="string">
                <text:p>rush_field_cuts_1080p_60f</text:p>
                <draw:g>
                  <svg:desc>HD1080p_420.E18:HD1080p_420.E18</svg:desc>
                </draw:g>
              </table:table-cell>
              <table:table-cell office:value-type="float" office:value="11.6423">
                <text:p>11.6423</text:p>
                <draw:g>
                  <svg:desc>HD1080p_420.G18:HD1080p_420.G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2.27045">
                <text:p>22.27045</text:p>
                <draw:g>
                  <svg:desc>HD1080p_420.F19:HD1080p_420.F19</svg:desc>
                </draw:g>
              </table:table-cell>
            </table:table-row>
            <table:table-row>
              <table:table-cell office:value-type="string">
                <text:p>rush_hour_1080p25_60f</text:p>
                <draw:g>
                  <svg:desc>HD1080p_420.E19:HD1080p_420.E19</svg:desc>
                </draw:g>
              </table:table-cell>
              <table:table-cell office:value-type="float" office:value="11.18638">
                <text:p>11.18638</text:p>
                <draw:g>
                  <svg:desc>HD1080p_420.G19:HD1080p_420.G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4.5883">
                <text:p>44.5883</text:p>
                <draw:g>
                  <svg:desc>HD1080p_420.F20:HD1080p_420.F20</svg:desc>
                </draw:g>
              </table:table-cell>
            </table:table-row>
            <table:table-row>
              <table:table-cell office:value-type="string">
                <text:p>seaplane_hdr_amazon_1080p</text:p>
                <draw:g>
                  <svg:desc>HD1080p_420.E20:HD1080p_420.E20</svg:desc>
                </draw:g>
              </table:table-cell>
              <table:table-cell office:value-type="float" office:value="7.89025">
                <text:p>7.89025</text:p>
                <draw:g>
                  <svg:desc>HD1080p_420.G20:HD1080p_420.G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9.3336">
                <text:p>29.3336</text:p>
                <draw:g>
                  <svg:desc>HD1080p_420.F21:HD1080p_420.F21</svg:desc>
                </draw:g>
              </table:table-cell>
            </table:table-row>
            <table:table-row>
              <table:table-cell office:value-type="string">
                <text:p>station2_1080p25_60f</text:p>
                <draw:g>
                  <svg:desc>HD1080p_420.E21:HD1080p_420.E21</svg:desc>
                </draw:g>
              </table:table-cell>
              <table:table-cell office:value-type="float" office:value="11.08603">
                <text:p>11.08603</text:p>
                <draw:g>
                  <svg:desc>HD1080p_420.G21:HD1080p_420.G2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7.967">
                <text:p>47.967</text:p>
                <draw:g>
                  <svg:desc>HD1080p_420.F22:HD1080p_420.F22</svg:desc>
                </draw:g>
              </table:table-cell>
            </table:table-row>
            <table:table-row>
              <table:table-cell office:value-type="string">
                <text:p>touchdown_pass_1080p_60f</text:p>
                <draw:g>
                  <svg:desc>HD1080p_420.E22:HD1080p_420.E22</svg:desc>
                </draw:g>
              </table:table-cell>
              <table:table-cell office:value-type="float" office:value="10.86292">
                <text:p>10.86292</text:p>
                <draw:g>
                  <svg:desc>HD1080p_420.G22:HD1080p_420.G22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97cm" svg:height="9.006cm" xlink:href=".." xlink:type="simple" chart:class="chart:scatter" chart:style-name="ch1">
        <chart:title svg:x="6.745cm" svg:y="0.316cm" chart:style-name="ch2">
          <text:p>SITI of HD1080p Videos with subsample of 444</text:p>
        </chart:title>
        <chart:legend chart:legend-position="end" svg:x="17.737cm" svg:y="2.461cm" style:legend-expansion="high" chart:style-name="ch3"/>
        <chart:plot-area chart:style-name="ch4" table:cell-range-address="HD1080p_444.E2:HD1080p_444.G2 HD1080p_444.E3:HD1080p_444.E9 HD1080p_444.G3:HD1080p_444.G9" chart:data-source-has-labels="column" svg:x="1.47cm" svg:y="1.275cm" svg:width="15.808cm" svg:height="6.57cm">
          <chartooo:coordinate-region svg:x="2.091cm" svg:y="1.474cm" svg:width="14.907cm" svg:height="5.724cm"/>
          <chart:axis chart:dimension="x" chart:name="primary-x" chart:style-name="ch5">
            <chart:title svg:x="7.676cm" svg:y="8.025cm" chart:style-name="ch6">
              <text:p>Spatial Information (SI)</text:p>
            </chart:title>
          </chart:axis>
          <chart:axis chart:dimension="y" chart:name="primary-y" chart:style-name="ch5">
            <chart:title svg:x="0.451cm" svg:y="6.43cm" chart:style-name="ch7">
              <text:p>Temporal Information (TI)</text:p>
            </chart:title>
            <chart:grid chart:style-name="ch8" chart:class="major"/>
          </chart:axis>
          <chart:series chart:style-name="ch9" chart:values-cell-range-address="HD1080p_444.G2:HD1080p_444.G2" chart:label-cell-address="HD1080p_444.E2:HD1080p_444.E2" chart:class="chart:scatter">
            <chart:domain table:cell-range-address="HD1080p_444.F2:HD1080p_444.F2"/>
            <chart:data-point/>
          </chart:series>
          <chart:series chart:style-name="ch10" chart:values-cell-range-address="HD1080p_444.G3:HD1080p_444.G3" chart:label-cell-address="HD1080p_444.E3:HD1080p_444.E3" chart:class="chart:scatter">
            <chart:domain table:cell-range-address="HD1080p_444.F3:HD1080p_444.F3"/>
            <chart:data-point/>
          </chart:series>
          <chart:series chart:style-name="ch11" chart:values-cell-range-address="HD1080p_444.G4:HD1080p_444.G4" chart:label-cell-address="HD1080p_444.E4:HD1080p_444.E4" chart:class="chart:scatter">
            <chart:domain table:cell-range-address="HD1080p_444.F4:HD1080p_444.F4"/>
            <chart:data-point/>
          </chart:series>
          <chart:series chart:style-name="ch12" chart:values-cell-range-address="HD1080p_444.G5:HD1080p_444.G5" chart:label-cell-address="HD1080p_444.E5:HD1080p_444.E5" chart:class="chart:scatter">
            <chart:domain table:cell-range-address="HD1080p_444.F5:HD1080p_444.F5"/>
            <chart:data-point/>
          </chart:series>
          <chart:series chart:style-name="ch13" chart:values-cell-range-address="HD1080p_444.G6:HD1080p_444.G6" chart:label-cell-address="HD1080p_444.E6:HD1080p_444.E6" chart:class="chart:scatter">
            <chart:domain table:cell-range-address="HD1080p_444.F6:HD1080p_444.F6"/>
            <chart:data-point/>
          </chart:series>
          <chart:series chart:style-name="ch14" chart:values-cell-range-address="HD1080p_444.G7:HD1080p_444.G7" chart:label-cell-address="HD1080p_444.E7:HD1080p_444.E7" chart:class="chart:scatter">
            <chart:domain table:cell-range-address="HD1080p_444.F7:HD1080p_444.F7"/>
            <chart:data-point/>
          </chart:series>
          <chart:series chart:style-name="ch15" chart:values-cell-range-address="HD1080p_444.G8:HD1080p_444.G8" chart:label-cell-address="HD1080p_444.E8:HD1080p_444.E8" chart:class="chart:scatter">
            <chart:domain table:cell-range-address="HD1080p_444.F8:HD1080p_444.F8"/>
            <chart:data-point/>
          </chart:series>
          <chart:series chart:style-name="ch16" chart:values-cell-range-address="HD1080p_444.G9:HD1080p_444.G9" chart:label-cell-address="HD1080p_444.E9:HD1080p_444.E9" chart:class="chart:scatter">
            <chart:domain table:cell-range-address="HD1080p_444.F9:HD1080p_444.F9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2.29625">
                <text:p>42.29625</text:p>
                <draw:g>
                  <svg:desc>HD1080p_444.F2:HD1080p_444.F2</svg:desc>
                </draw:g>
              </table:table-cell>
            </table:table-row>
            <table:table-row>
              <table:table-cell office:value-type="string">
                <text:p>CSGO_60f</text:p>
                <draw:g>
                  <svg:desc>HD1080p_444.E2:HD1080p_444.E2</svg:desc>
                </draw:g>
              </table:table-cell>
              <table:table-cell office:value-type="float" office:value="7.953945">
                <text:p>7.953945</text:p>
                <draw:g>
                  <svg:desc>HD1080p_444.G2:HD1080p_444.G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5.05915">
                <text:p>65.05915</text:p>
                <draw:g>
                  <svg:desc>HD1080p_444.F3:HD1080p_444.F3</svg:desc>
                </draw:g>
              </table:table-cell>
            </table:table-row>
            <table:table-row>
              <table:table-cell office:value-type="string">
                <text:p>DOTA2_60f_420</text:p>
                <draw:g>
                  <svg:desc>HD1080p_444.E3:HD1080p_444.E3</svg:desc>
                </draw:g>
              </table:table-cell>
              <table:table-cell office:value-type="float" office:value="11.334206">
                <text:p>11.334206</text:p>
                <draw:g>
                  <svg:desc>HD1080p_444.G3:HD1080p_444.G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2.13565">
                <text:p>82.13565</text:p>
                <draw:g>
                  <svg:desc>HD1080p_444.F4:HD1080p_444.F4</svg:desc>
                </draw:g>
              </table:table-cell>
            </table:table-row>
            <table:table-row>
              <table:table-cell office:value-type="string">
                <text:p>EuroTruckSimulator2_60f</text:p>
                <draw:g>
                  <svg:desc>HD1080p_444.E4:HD1080p_444.E4</svg:desc>
                </draw:g>
              </table:table-cell>
              <table:table-cell office:value-type="float" office:value="23.6931">
                <text:p>23.6931</text:p>
                <draw:g>
                  <svg:desc>HD1080p_444.G4:HD1080p_444.G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8.2178">
                <text:p>78.2178</text:p>
                <draw:g>
                  <svg:desc>HD1080p_444.F5:HD1080p_444.F5</svg:desc>
                </draw:g>
              </table:table-cell>
            </table:table-row>
            <table:table-row>
              <table:table-cell office:value-type="string">
                <text:p>Hearthstone_60f</text:p>
                <draw:g>
                  <svg:desc>HD1080p_444.E5:HD1080p_444.E5</svg:desc>
                </draw:g>
              </table:table-cell>
              <table:table-cell office:value-type="float" office:value="6.458585">
                <text:p>6.458585</text:p>
                <draw:g>
                  <svg:desc>HD1080p_444.G5:HD1080p_444.G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1.1776">
                <text:p>71.1776</text:p>
                <draw:g>
                  <svg:desc>HD1080p_444.F6:HD1080p_444.F6</svg:desc>
                </draw:g>
              </table:table-cell>
            </table:table-row>
            <table:table-row>
              <table:table-cell office:value-type="string">
                <text:p>MINECRAFT_60f_420</text:p>
                <draw:g>
                  <svg:desc>HD1080p_444.E6:HD1080p_444.E6</svg:desc>
                </draw:g>
              </table:table-cell>
              <table:table-cell office:value-type="float" office:value="29.4188">
                <text:p>29.4188</text:p>
                <draw:g>
                  <svg:desc>HD1080p_444.G6:HD1080p_444.G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2.611">
                <text:p>152.611</text:p>
                <draw:g>
                  <svg:desc>HD1080p_444.F7:HD1080p_444.F7</svg:desc>
                </draw:g>
              </table:table-cell>
            </table:table-row>
            <table:table-row>
              <table:table-cell office:value-type="string">
                <text:p>pvq_slideshow</text:p>
                <draw:g>
                  <svg:desc>HD1080p_444.E7:HD1080p_444.E7</svg:desc>
                </draw:g>
              </table:table-cell>
              <table:table-cell office:value-type="float" office:value="20.86805">
                <text:p>20.86805</text:p>
                <draw:g>
                  <svg:desc>HD1080p_444.G7:HD1080p_444.G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3.8634">
                <text:p>83.8634</text:p>
                <draw:g>
                  <svg:desc>HD1080p_444.F8:HD1080p_444.F8</svg:desc>
                </draw:g>
              </table:table-cell>
            </table:table-row>
            <table:table-row>
              <table:table-cell office:value-type="string">
                <text:p>STARCRAFT_60f_420</text:p>
                <draw:g>
                  <svg:desc>HD1080p_444.E8:HD1080p_444.E8</svg:desc>
                </draw:g>
              </table:table-cell>
              <table:table-cell office:value-type="float" office:value="3.05413">
                <text:p>3.05413</text:p>
                <draw:g>
                  <svg:desc>HD1080p_444.G8:HD1080p_444.G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0.977">
                <text:p>140.977</text:p>
                <draw:g>
                  <svg:desc>HD1080p_444.F9:HD1080p_444.F9</svg:desc>
                </draw:g>
              </table:table-cell>
            </table:table-row>
            <table:table-row>
              <table:table-cell office:value-type="string">
                <text:p>wikipedia_420</text:p>
                <draw:g>
                  <svg:desc>HD1080p_444.E9:HD1080p_444.E9</svg:desc>
                </draw:g>
              </table:table-cell>
              <table:table-cell office:value-type="float" office:value="22.853">
                <text:p>22.853</text:p>
                <draw:g>
                  <svg:desc>HD1080p_444.G9:HD1080p_444.G9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097cm" svg:height="10.732cm" xlink:href=".." xlink:type="simple" chart:class="chart:scatter" chart:style-name="ch1">
        <chart:title svg:x="9.755cm" svg:y="0.35cm" chart:style-name="ch2">
          <text:p>SITI of UHD4K Videos</text:p>
        </chart:title>
        <chart:legend chart:legend-position="end" svg:x="15.53cm" svg:y="1.934cm" style:legend-expansion="high" chart:style-name="ch3"/>
        <chart:plot-area chart:style-name="ch4" table:cell-range-address="UHD4K.E2:UHD4K.G2 UHD4K.E3:UHD4K.E9 UHD4K.G3:UHD4K.G9" chart:data-source-has-labels="column" svg:x="1.492cm" svg:y="1.343cm" svg:width="13.557cm" svg:height="8.194cm">
          <chartooo:coordinate-region svg:x="2.113cm" svg:y="1.542cm" svg:width="12.749cm" svg:height="7.348cm"/>
          <chart:axis chart:dimension="x" chart:name="primary-x" chart:style-name="ch5">
            <chart:title svg:x="6.572cm" svg:y="9.751cm" chart:style-name="ch6">
              <text:p>Spatial Information (SI)</text:p>
            </chart:title>
          </chart:axis>
          <chart:axis chart:dimension="y" chart:name="primary-y" chart:style-name="ch5">
            <chart:title svg:x="0.451cm" svg:y="7.31cm" chart:style-name="ch7">
              <text:p>Temporal Information (TI)</text:p>
            </chart:title>
            <chart:grid chart:style-name="ch8" chart:class="major"/>
          </chart:axis>
          <chart:series chart:style-name="ch9" chart:values-cell-range-address="UHD4K.G2:UHD4K.G2" chart:label-cell-address="UHD4K.E2:UHD4K.E2" chart:class="chart:scatter">
            <chart:domain table:cell-range-address="UHD4K.F2:UHD4K.F2"/>
            <chart:data-point/>
          </chart:series>
          <chart:series chart:style-name="ch10" chart:values-cell-range-address="UHD4K.G3:UHD4K.G3" chart:label-cell-address="UHD4K.E3:UHD4K.E3" chart:class="chart:scatter">
            <chart:domain table:cell-range-address="UHD4K.F3:UHD4K.F3"/>
            <chart:data-point/>
          </chart:series>
          <chart:series chart:style-name="ch11" chart:values-cell-range-address="UHD4K.G4:UHD4K.G4" chart:label-cell-address="UHD4K.E4:UHD4K.E4" chart:class="chart:scatter">
            <chart:domain table:cell-range-address="UHD4K.F4:UHD4K.F4"/>
            <chart:data-point/>
          </chart:series>
          <chart:series chart:style-name="ch12" chart:values-cell-range-address="UHD4K.G5:UHD4K.G5" chart:label-cell-address="UHD4K.E5:UHD4K.E5" chart:class="chart:scatter">
            <chart:domain table:cell-range-address="UHD4K.F5:UHD4K.F5"/>
            <chart:data-point/>
          </chart:series>
          <chart:series chart:style-name="ch13" chart:values-cell-range-address="UHD4K.G6:UHD4K.G6" chart:label-cell-address="UHD4K.E6:UHD4K.E6" chart:class="chart:scatter">
            <chart:domain table:cell-range-address="UHD4K.F6:UHD4K.F6"/>
            <chart:data-point/>
          </chart:series>
          <chart:series chart:style-name="ch14" chart:values-cell-range-address="UHD4K.G7:UHD4K.G7" chart:label-cell-address="UHD4K.E7:UHD4K.E7" chart:class="chart:scatter">
            <chart:domain table:cell-range-address="UHD4K.F7:UHD4K.F7"/>
            <chart:data-point/>
          </chart:series>
          <chart:series chart:style-name="ch15" chart:values-cell-range-address="UHD4K.G8:UHD4K.G8" chart:label-cell-address="UHD4K.E8:UHD4K.E8" chart:class="chart:scatter">
            <chart:domain table:cell-range-address="UHD4K.F8:UHD4K.F8"/>
            <chart:data-point/>
          </chart:series>
          <chart:series chart:style-name="ch16" chart:values-cell-range-address="UHD4K.G9:UHD4K.G9" chart:label-cell-address="UHD4K.E9:UHD4K.E9" chart:class="chart:scatter">
            <chart:domain table:cell-range-address="UHD4K.F9:UHD4K.F9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.1419">
                <text:p>12.1419</text:p>
                <draw:g>
                  <svg:desc>UHD4K.F2:UHD4K.F2</svg:desc>
                </draw:g>
              </table:table-cell>
            </table:table-row>
            <table:table-row>
              <table:table-cell office:value-type="string">
                <text:p>Netflix_BarScene_4096x2160_60fps_10bit_420_60f</text:p>
                <draw:g>
                  <svg:desc>UHD4K.E2:UHD4K.E2</svg:desc>
                </draw:g>
              </table:table-cell>
              <table:table-cell office:value-type="float" office:value="3.974895">
                <text:p>3.974895</text:p>
                <draw:g>
                  <svg:desc>UHD4K.G2:UHD4K.G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5.0535">
                <text:p>35.0535</text:p>
                <draw:g>
                  <svg:desc>UHD4K.F3:UHD4K.F3</svg:desc>
                </draw:g>
              </table:table-cell>
            </table:table-row>
            <table:table-row>
              <table:table-cell office:value-type="string">
                <text:p>Netflix_BoxingPractice_4096x2160_60fps_10bit_420_60f</text:p>
                <draw:g>
                  <svg:desc>UHD4K.E3:UHD4K.E3</svg:desc>
                </draw:g>
              </table:table-cell>
              <table:table-cell office:value-type="float" office:value="17.04855">
                <text:p>17.04855</text:p>
                <draw:g>
                  <svg:desc>UHD4K.G3:UHD4K.G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.93624">
                <text:p>9.93624</text:p>
                <draw:g>
                  <svg:desc>UHD4K.F4:UHD4K.F4</svg:desc>
                </draw:g>
              </table:table-cell>
            </table:table-row>
            <table:table-row>
              <table:table-cell office:value-type="string">
                <text:p>Netflix_Dancers_4096x2160_60fps_10bit_420_60f</text:p>
                <draw:g>
                  <svg:desc>UHD4K.E4:UHD4K.E4</svg:desc>
                </draw:g>
              </table:table-cell>
              <table:table-cell office:value-type="float" office:value="6.00102">
                <text:p>6.00102</text:p>
                <draw:g>
                  <svg:desc>UHD4K.G4:UHD4K.G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.14595">
                <text:p>19.14595</text:p>
                <draw:g>
                  <svg:desc>UHD4K.F5:UHD4K.F5</svg:desc>
                </draw:g>
              </table:table-cell>
            </table:table-row>
            <table:table-row>
              <table:table-cell office:value-type="string">
                <text:p>Netflix_Narrator_4096x2160_60fps_10bit_420_60f</text:p>
                <draw:g>
                  <svg:desc>UHD4K.E5:UHD4K.E5</svg:desc>
                </draw:g>
              </table:table-cell>
              <table:table-cell office:value-type="float" office:value="5.845255">
                <text:p>5.845255</text:p>
                <draw:g>
                  <svg:desc>UHD4K.G5:UHD4K.G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1.4679">
                <text:p>21.4679</text:p>
                <draw:g>
                  <svg:desc>UHD4K.F6:UHD4K.F6</svg:desc>
                </draw:g>
              </table:table-cell>
            </table:table-row>
            <table:table-row>
              <table:table-cell office:value-type="string">
                <text:p>Netflix_RitualDance_4096x2160_60fps_10bit_420_60f</text:p>
                <draw:g>
                  <svg:desc>UHD4K.E6:UHD4K.E6</svg:desc>
                </draw:g>
              </table:table-cell>
              <table:table-cell office:value-type="float" office:value="16.18647">
                <text:p>16.18647</text:p>
                <draw:g>
                  <svg:desc>UHD4K.G6:UHD4K.G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4.37435">
                <text:p>44.37435</text:p>
                <draw:g>
                  <svg:desc>UHD4K.F7:UHD4K.F7</svg:desc>
                </draw:g>
              </table:table-cell>
            </table:table-row>
            <table:table-row>
              <table:table-cell office:value-type="string">
                <text:p>Netflix_ToddlerFountain_4096x2160_60fps_10bit_420_60f</text:p>
                <draw:g>
                  <svg:desc>UHD4K.E7:UHD4K.E7</svg:desc>
                </draw:g>
              </table:table-cell>
              <table:table-cell office:value-type="float" office:value="27.3736">
                <text:p>27.3736</text:p>
                <draw:g>
                  <svg:desc>UHD4K.G7:UHD4K.G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6.63635">
                <text:p>36.63635</text:p>
                <draw:g>
                  <svg:desc>UHD4K.F8:UHD4K.F8</svg:desc>
                </draw:g>
              </table:table-cell>
            </table:table-row>
            <table:table-row>
              <table:table-cell office:value-type="string">
                <text:p>Netflix_WindAndNature_4096x2160_60fps_10bit_420_60f</text:p>
                <draw:g>
                  <svg:desc>UHD4K.E8:UHD4K.E8</svg:desc>
                </draw:g>
              </table:table-cell>
              <table:table-cell office:value-type="float" office:value="7.13828">
                <text:p>7.13828</text:p>
                <draw:g>
                  <svg:desc>UHD4K.G8:UHD4K.G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7.24785">
                <text:p>57.24785</text:p>
                <draw:g>
                  <svg:desc>UHD4K.F9:UHD4K.F9</svg:desc>
                </draw:g>
              </table:table-cell>
            </table:table-row>
            <table:table-row>
              <table:table-cell office:value-type="string">
                <text:p>street_hdr_amazon_2160p</text:p>
                <draw:g>
                  <svg:desc>UHD4K.E9:UHD4K.E9</svg:desc>
                </draw:g>
              </table:table-cell>
              <table:table-cell office:value-type="float" office:value="23.102475">
                <text:p>23.102475</text:p>
                <draw:g>
                  <svg:desc>UHD4K.G9:UHD4K.G9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